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 manifest:full-path="Versions/Version1"/>
  <manifest:file-entry manifest:media-type="" manifest:full-path="Versions/Version2"/>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 manifest:full-path="VersionList.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svg:font-family="'Bitstream Vera Sans', 'Arial Unicode MS'"/>
    <style:font-face style:name="Bitstream Vera Serif" svg:font-family="'Bitstream Vera Serif', 'Arial Unicode MS'"/>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pitch="variable"/>
    <style:font-face style:name="Cheltenhm BT" svg:font-family="'Cheltenhm BT', 'Arial Unicode M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margin-left="0.101cm" fo:margin-right="0.101cm" fo:margin-top="0.101cm" fo:margin-bottom="0.101cm" fo:text-align="justify" style:justify-single-word="false" fo:text-indent="0cm" style:auto-text-indent="false"/>
    </style:style>
    <style:style style:name="P4" style:family="paragraph" style:parent-style-name="Standard">
      <style:paragraph-properties fo:margin-left="0.101cm" fo:margin-right="0.101cm" fo:margin-top="0.101cm" fo:margin-bottom="0.101cm" fo:text-align="center" style:justify-single-word="false" fo:text-indent="0cm" style:auto-text-indent="false"/>
    </style:style>
    <style:style style:name="P5" style:family="paragraph" style:parent-style-name="Text_20_body">
      <style:paragraph-properties fo:margin-left="0.101cm" fo:margin-right="0.101cm" fo:margin-top="0.101cm" fo:margin-bottom="0.101cm" fo:text-indent="0cm" style:auto-text-indent="false"/>
    </style:style>
    <style:style style:name="P6" style:family="paragraph" style:parent-style-name="Text_20_body">
      <style:paragraph-properties fo:margin-left="0.101cm" fo:margin-right="0.101cm" fo:margin-top="0.101cm" fo:margin-bottom="0.101cm" fo:text-indent="0cm" style:auto-text-indent="false"/>
      <style:text-properties style:font-name="Times New Roman" fo:font-size="10pt" style:font-size-asian="10pt"/>
    </style:style>
    <style:style style:name="P7" style:family="paragraph" style:parent-style-name="Text_20_body">
      <style:paragraph-properties fo:margin-left="0.101cm" fo:margin-right="0.101cm" fo:margin-top="0.101cm" fo:margin-bottom="0.101cm" fo:text-indent="0cm" style:auto-text-indent="false"/>
      <style:text-properties style:font-name="Times New Roman" fo:font-size="10pt" fo:font-style="italic" style:font-size-asian="10pt" style:font-style-asian="italic" style:font-style-complex="italic"/>
    </style:style>
    <style:style style:name="P8" style:family="paragraph" style:parent-style-name="Text_20_body">
      <style:paragraph-properties fo:margin-left="0.101cm" fo:margin-right="0.101cm" fo:margin-top="0.101cm" fo:margin-bottom="0.101cm" fo:text-align="justify" style:justify-single-word="false" fo:text-indent="0cm" style:auto-text-indent="false"/>
      <style:text-properties style:use-window-font-color="true" style:font-name="Times New Roman" fo:font-size="10pt" fo:language="fr" fo:country="FR" fo:font-style="italic" style:font-name-asian="Times New Roman" style:font-size-asian="10pt" style:font-style-asian="italic" style:font-name-complex="Times New Roman" style:font-size-complex="10pt" style:language-complex="ar" style:country-complex="SA" style:font-style-complex="italic"/>
    </style:style>
    <style:style style:name="P9" style:family="paragraph" style:parent-style-name="Text_20_body">
      <style:paragraph-properties fo:margin-left="0.101cm" fo:margin-right="0.101cm" fo:margin-top="0.101cm" fo:margin-bottom="0.101cm" fo:text-align="justify" style:justify-single-word="false" fo:text-indent="0cm" style:auto-text-indent="false"/>
      <style:text-properties style:use-window-font-color="true" style:font-name="DejaVu Serif" fo:font-size="10pt" fo:language="fr" fo:country="FR" style:font-name-asian="Times New Roman" style:font-size-asian="10pt" style:font-name-complex="Times New Roman" style:font-size-complex="10pt" style:language-complex="ar" style:country-complex="SA"/>
    </style:style>
    <style:style style:name="P10" style:family="paragraph" style:parent-style-name="Dialogue">
      <style:paragraph-properties fo:margin-left="0.101cm" fo:margin-right="0.101cm" fo:margin-top="0.101cm" fo:margin-bottom="0.101cm" fo:text-indent="0cm" style:auto-text-indent="false"/>
    </style:style>
    <style:style style:name="P11" style:family="paragraph" style:parent-style-name="Dialogue">
      <style:paragraph-properties fo:margin-left="0.101cm" fo:margin-right="0.101cm" fo:margin-top="0.101cm" fo:margin-bottom="0.101cm" fo:text-align="justify" style:justify-single-word="false" fo:text-indent="0cm" style:auto-text-indent="false"/>
    </style:style>
    <style:style style:name="P12" style:family="paragraph" style:parent-style-name="Pensées">
      <style:paragraph-properties fo:margin-left="0.101cm" fo:margin-right="0.101cm" fo:margin-top="0.101cm" fo:margin-bottom="0.101cm" fo:text-indent="0cm" style:auto-text-indent="false"/>
    </style:style>
    <style:style style:name="P13" style:family="paragraph" style:parent-style-name="Pensées">
      <style:paragraph-properties fo:margin-left="0.101cm" fo:margin-right="0.101cm" fo:margin-top="0.101cm" fo:margin-bottom="0.101cm" fo:text-indent="0cm" style:auto-text-indent="false"/>
      <style:text-properties style:font-name="Times New Roman" fo:font-size="10pt" style:font-size-asian="10pt"/>
    </style:style>
    <style:style style:name="P14" style:family="paragraph" style:parent-style-name="Pensées">
      <style:paragraph-properties fo:margin-left="0.101cm" fo:margin-right="0.101cm" fo:margin-top="0.101cm" fo:margin-bottom="0.101cm" fo:text-indent="0cm" style:auto-text-indent="false"/>
      <style:text-properties style:font-name="Times New Roman" fo:font-size="10pt" style:font-size-asian="10pt" style:font-style-complex="italic"/>
    </style:style>
    <style:style style:name="P15" style:family="paragraph" style:parent-style-name="Pensées">
      <style:paragraph-properties fo:margin-left="0.101cm" fo:margin-right="0.101cm" fo:margin-top="0.101cm" fo:margin-bottom="0.101cm" fo:text-indent="0cm" style:auto-text-indent="false"/>
      <style:text-properties style:font-name="Times New Roman" fo:font-size="10pt" fo:font-style="normal" style:font-size-asian="10pt" style:font-style-asian="normal"/>
    </style:style>
    <style:style style:name="P16" style:family="paragraph" style:parent-style-name="Pensées">
      <style:paragraph-properties fo:margin-left="0.101cm" fo:margin-right="0.101cm" fo:margin-top="0.101cm" fo:margin-bottom="0.101cm" fo:text-indent="0cm" style:auto-text-indent="false"/>
      <style:text-properties style:font-name="Times New Roman" fo:font-size="10pt" fo:font-style="italic" style:font-size-asian="10pt" style:font-style-asian="italic" style:font-style-complex="italic"/>
    </style:style>
    <style:style style:name="P17" style:family="paragraph" style:parent-style-name="Text_20_body">
      <style:paragraph-properties fo:margin-left="0cm" fo:margin-right="0.101cm" fo:margin-top="0.101cm" fo:margin-bottom="0.101cm" fo:text-indent="0.501cm" style:auto-text-indent="false" fo:break-before="column"/>
      <style:text-properties style:font-name="Times New Roman" fo:font-size="10pt" style:font-size-asian="10pt"/>
    </style:style>
    <style:style style:name="P18" style:family="paragraph" style:parent-style-name="Text_20_body">
      <style:paragraph-properties fo:margin-left="0cm" fo:margin-right="0.101cm" fo:margin-top="0.101cm" fo:margin-bottom="0.101cm" fo:text-indent="0cm" style:auto-text-indent="false"/>
    </style:style>
    <style:style style:name="P19" style:family="paragraph" style:parent-style-name="Text_20_body">
      <style:paragraph-properties fo:margin-left="0cm" fo:margin-right="0.101cm" fo:margin-top="0.101cm" fo:margin-bottom="0.101cm" fo:text-indent="0cm" style:auto-text-indent="false"/>
      <style:text-properties style:font-name="Times New Roman" fo:font-size="10pt" style:font-size-asian="10pt"/>
    </style:style>
    <style:style style:name="P20" style:family="paragraph" style:parent-style-name="Dialogue">
      <style:paragraph-properties fo:margin-left="0cm" fo:margin-right="0.101cm" fo:margin-top="0.101cm" fo:margin-bottom="0.101cm" fo:text-indent="0cm" style:auto-text-indent="false"/>
    </style:style>
    <style:style style:name="P21" style:family="paragraph" style:parent-style-name="Pensées">
      <style:paragraph-properties fo:margin-left="0cm" fo:margin-right="0.101cm" fo:margin-top="0.101cm" fo:margin-bottom="0.101cm" fo:text-indent="0cm" style:auto-text-indent="false"/>
      <style:text-properties style:font-name="Times New Roman" fo:font-size="10pt" style:font-size-asian="10pt"/>
    </style:style>
    <style:style style:name="P22" style:family="paragraph" style:parent-style-name="Header">
      <style:paragraph-properties fo:margin-left="6.006cm" fo:margin-right="0cm" fo:margin-top="0.101cm" fo:margin-bottom="0.101cm" fo:text-indent="0cm" style:auto-text-indent="false"/>
    </style:style>
    <style:style style:name="P23" style:family="paragraph" style:parent-style-name="Header">
      <style:paragraph-properties fo:margin-left="6.006cm" fo:margin-right="0cm" fo:margin-top="0.101cm" fo:margin-bottom="0.101cm" fo:text-align="end" style:justify-single-word="false" fo:text-indent="0cm" style:auto-text-indent="false"/>
    </style:style>
    <style:style style:name="P24" style:family="paragraph" style:parent-style-name="Header">
      <style:paragraph-properties fo:margin-left="5.98cm" fo:margin-right="0cm" fo:margin-top="0.101cm" fo:margin-bottom="0.101cm" fo:text-indent="0cm" style:auto-text-indent="false"/>
    </style:style>
    <style:style style:name="P25" style:family="paragraph" style:parent-style-name="Header">
      <style:paragraph-properties fo:margin-left="5.98cm" fo:margin-right="0cm" fo:margin-top="0.101cm" fo:margin-bottom="0.101cm" fo:text-align="end" style:justify-single-word="false" fo:text-indent="0cm" style:auto-text-indent="false"/>
    </style:style>
    <style:style style:name="P26" style:family="paragraph" style:parent-style-name="Pensées" style:list-style-name="WW8Num17">
      <style:paragraph-properties fo:margin-left="0.101cm" fo:margin-right="0.101cm" fo:margin-top="0.101cm" fo:margin-bottom="0.101cm" fo:text-indent="0cm" style:auto-text-indent="false"/>
      <style:text-properties style:font-name="Times New Roman" fo:font-size="10pt" fo:font-style="normal" style:font-size-asian="10pt" style:font-style-asian="normal"/>
    </style:style>
    <style:style style:name="P27" style:family="paragraph" style:parent-style-name="Pensées" style:list-style-name="WW8Num18">
      <style:paragraph-properties fo:margin-left="0.101cm" fo:margin-right="0.101cm" fo:margin-top="0.101cm" fo:margin-bottom="0.101cm" fo:text-indent="0cm" style:auto-text-indent="false"/>
      <style:text-properties style:font-name="Times New Roman" fo:font-size="10pt" fo:font-style="normal" style:font-size-asian="10pt" style:font-style-asian="normal"/>
    </style:style>
    <style:style style:name="P28" style:family="paragraph" style:parent-style-name="Pensées">
      <style:paragraph-properties fo:margin-left="0.101cm" fo:margin-right="0.101cm" fo:margin-top="0.101cm" fo:margin-bottom="0.101cm" fo:text-indent="0cm" style:auto-text-indent="false"/>
      <style:text-properties style:font-name="Times New Roman" fo:font-size="10pt" style:font-size-asian="10pt"/>
    </style:style>
    <style:style style:name="P29" style:family="paragraph" style:parent-style-name="Pensées" style:list-style-name="WW8Num18">
      <style:paragraph-properties fo:margin-left="0.101cm" fo:margin-right="0.101cm" fo:margin-top="0.101cm" fo:margin-bottom="0.101cm" fo:text-indent="0cm" style:auto-text-indent="false"/>
    </style:style>
    <style:style style:name="P30" style:family="paragraph" style:parent-style-name="Heading_20_2">
      <style:paragraph-properties fo:text-align="center" style:justify-single-word="false"/>
      <style:text-properties style:font-name="Times New Roman" fo:font-size="16pt" fo:font-style="normal" style:font-size-asian="16pt" style:font-style-asian="normal" style:font-size-complex="16pt" style:font-style-complex="normal"/>
    </style:style>
    <style:style style:name="P31" style:family="paragraph" style:parent-style-name="Heading_20_1" style:master-page-name="Standard">
      <style:paragraph-properties fo:margin-top="0.101cm" fo:margin-bottom="0.101cm" fo:text-align="center" style:justify-single-word="false" style:page-number="auto"/>
      <style:text-properties style:font-name="Times New Roman" fo:font-size="24pt" style:font-size-asian="24pt" style:font-size-complex="24pt"/>
    </style:style>
    <style:style style:name="P32" style:family="paragraph" style:parent-style-name="Heading_20_1">
      <style:paragraph-properties fo:margin-top="0.101cm" fo:margin-bottom="0.101cm"/>
    </style:style>
    <style:style style:name="P33" style:family="paragraph" style:parent-style-name="Heading_20_1">
      <style:paragraph-properties fo:margin-left="0cm" fo:margin-right="0.101cm" fo:text-indent="0cm" style:auto-text-indent="false"/>
    </style:style>
    <style:style style:name="P34" style:family="paragraph" style:parent-style-name="Heading_20_1">
      <style:paragraph-properties fo:break-before="column"/>
    </style:style>
    <style:style style:name="P35" style:family="paragraph" style:parent-style-name="Dialogue">
      <style:paragraph-properties fo:margin-left="0.101cm" fo:margin-right="0.101cm" fo:margin-top="0.101cm" fo:margin-bottom="0.101cm" fo:text-indent="0cm" style:auto-text-indent="false"/>
    </style:style>
    <style:style style:name="P36" style:family="paragraph" style:parent-style-name="Dialogue" style:list-style-name="WW8Num7">
      <style:paragraph-properties fo:margin-left="0.101cm" fo:margin-right="0.101cm" fo:margin-top="0.101cm" fo:margin-bottom="0.101cm" fo:text-indent="0cm" style:auto-text-indent="false"/>
    </style:style>
    <style:style style:name="P37" style:family="paragraph" style:parent-style-name="Dialogue" style:list-style-name="WW8Num8">
      <style:paragraph-properties fo:margin-left="0.101cm" fo:margin-right="0.101cm" fo:margin-top="0.101cm" fo:margin-bottom="0.101cm" fo:text-indent="0cm" style:auto-text-indent="false"/>
    </style:style>
    <style:style style:name="P38" style:family="paragraph" style:parent-style-name="Dialogue" style:list-style-name="WW8Num9">
      <style:paragraph-properties fo:margin-left="0.101cm" fo:margin-right="0.101cm" fo:margin-top="0.101cm" fo:margin-bottom="0.101cm" fo:text-indent="0cm" style:auto-text-indent="false"/>
    </style:style>
    <style:style style:name="P39" style:family="paragraph" style:parent-style-name="Dialogue" style:list-style-name="WW8Num10">
      <style:paragraph-properties fo:margin-left="0.101cm" fo:margin-right="0.101cm" fo:margin-top="0.101cm" fo:margin-bottom="0.101cm" fo:text-indent="0cm" style:auto-text-indent="false"/>
    </style:style>
    <style:style style:name="P40" style:family="paragraph" style:parent-style-name="Dialogue" style:list-style-name="WW8Num11">
      <style:paragraph-properties fo:margin-left="0.101cm" fo:margin-right="0.101cm" fo:margin-top="0.101cm" fo:margin-bottom="0.101cm" fo:text-indent="0cm" style:auto-text-indent="false"/>
    </style:style>
    <style:style style:name="P41" style:family="paragraph" style:parent-style-name="Dialogue" style:list-style-name="WW8Num12">
      <style:paragraph-properties fo:margin-left="0.101cm" fo:margin-right="0.101cm" fo:margin-top="0.101cm" fo:margin-bottom="0.101cm" fo:text-indent="0cm" style:auto-text-indent="false"/>
    </style:style>
    <style:style style:name="P42" style:family="paragraph" style:parent-style-name="Dialogue" style:list-style-name="WW8Num13">
      <style:paragraph-properties fo:margin-left="0.101cm" fo:margin-right="0.101cm" fo:margin-top="0.101cm" fo:margin-bottom="0.101cm" fo:text-indent="0cm" style:auto-text-indent="false"/>
    </style:style>
    <style:style style:name="P43" style:family="paragraph" style:parent-style-name="Dialogue" style:list-style-name="WW8Num14">
      <style:paragraph-properties fo:margin-left="0.101cm" fo:margin-right="0.101cm" fo:margin-top="0.101cm" fo:margin-bottom="0.101cm" fo:text-indent="0cm" style:auto-text-indent="false"/>
    </style:style>
    <style:style style:name="P44" style:family="paragraph" style:parent-style-name="Dialogue" style:list-style-name="L1">
      <style:paragraph-properties fo:margin-left="0.101cm" fo:margin-right="0.101cm" fo:margin-top="0.101cm" fo:margin-bottom="0.101cm" fo:text-indent="0cm" style:auto-text-indent="false"/>
    </style:style>
    <style:style style:name="P45" style:family="paragraph" style:parent-style-name="Dialogue" style:list-style-name="L2">
      <style:paragraph-properties fo:margin-left="0.101cm" fo:margin-right="0.101cm" fo:margin-top="0.101cm" fo:margin-bottom="0.101cm" fo:text-indent="0cm" style:auto-text-indent="false"/>
    </style:style>
    <style:style style:name="P46" style:family="paragraph" style:parent-style-name="Dialogue" style:list-style-name="L3">
      <style:paragraph-properties fo:margin-left="0.101cm" fo:margin-right="0.101cm" fo:margin-top="0.101cm" fo:margin-bottom="0.101cm" fo:text-indent="0cm" style:auto-text-indent="false"/>
    </style:style>
    <style:style style:name="P47" style:family="paragraph" style:parent-style-name="Dialogue" style:list-style-name="L4">
      <style:paragraph-properties fo:margin-left="0.101cm" fo:margin-right="0.101cm" fo:margin-top="0.101cm" fo:margin-bottom="0.101cm" fo:text-indent="0cm" style:auto-text-indent="false"/>
    </style:style>
    <style:style style:name="P48" style:family="paragraph" style:parent-style-name="Dialogue" style:list-style-name="L5">
      <style:paragraph-properties fo:margin-left="0.101cm" fo:margin-right="0.101cm" fo:margin-top="0.101cm" fo:margin-bottom="0.101cm" fo:text-indent="0cm" style:auto-text-indent="false"/>
    </style:style>
    <style:style style:name="P49" style:family="paragraph" style:parent-style-name="Dialogue" style:list-style-name="L6">
      <style:paragraph-properties fo:margin-left="0.101cm" fo:margin-right="0.101cm" fo:margin-top="0.101cm" fo:margin-bottom="0.101cm" fo:text-indent="0cm" style:auto-text-indent="false"/>
    </style:style>
    <style:style style:name="P50" style:family="paragraph" style:parent-style-name="Dialogue" style:list-style-name="L7">
      <style:paragraph-properties fo:margin-left="0.101cm" fo:margin-right="0.101cm" fo:margin-top="0.101cm" fo:margin-bottom="0.101cm" fo:text-indent="0cm" style:auto-text-indent="false"/>
    </style:style>
    <style:style style:name="P51" style:family="paragraph" style:parent-style-name="Dialogue" style:list-style-name="L8">
      <style:paragraph-properties fo:margin-left="0.101cm" fo:margin-right="0.101cm" fo:margin-top="0.101cm" fo:margin-bottom="0.101cm" fo:text-indent="0cm" style:auto-text-indent="false"/>
    </style:style>
    <style:style style:name="P52" style:family="paragraph" style:parent-style-name="Dialogue" style:list-style-name="L9">
      <style:paragraph-properties fo:margin-left="0.101cm" fo:margin-right="0.101cm" fo:margin-top="0.101cm" fo:margin-bottom="0.101cm" fo:text-indent="0cm" style:auto-text-indent="false"/>
    </style:style>
    <style:style style:name="P53" style:family="paragraph" style:parent-style-name="Dialogue" style:list-style-name="L10">
      <style:paragraph-properties fo:margin-left="0.101cm" fo:margin-right="0.101cm" fo:margin-top="0.101cm" fo:margin-bottom="0.101cm" fo:text-indent="0cm" style:auto-text-indent="false"/>
    </style:style>
    <style:style style:name="P54" style:family="paragraph" style:parent-style-name="Dialogue" style:list-style-name="L11">
      <style:paragraph-properties fo:margin-left="0.101cm" fo:margin-right="0.101cm" fo:margin-top="0.101cm" fo:margin-bottom="0.101cm" fo:text-indent="0cm" style:auto-text-indent="false"/>
    </style:style>
    <style:style style:name="P55" style:family="paragraph" style:parent-style-name="Dialogue" style:list-style-name="L12">
      <style:paragraph-properties fo:margin-left="0.101cm" fo:margin-right="0.101cm" fo:margin-top="0.101cm" fo:margin-bottom="0.101cm" fo:text-indent="0cm" style:auto-text-indent="false"/>
    </style:style>
    <style:style style:name="P56" style:family="paragraph" style:parent-style-name="Dialogue" style:list-style-name="L13">
      <style:paragraph-properties fo:margin-left="0.101cm" fo:margin-right="0.101cm" fo:margin-top="0.101cm" fo:margin-bottom="0.101cm" fo:text-indent="0cm" style:auto-text-indent="false"/>
    </style:style>
    <style:style style:name="P57" style:family="paragraph" style:parent-style-name="Dialogue" style:list-style-name="L14">
      <style:paragraph-properties fo:margin-left="0.101cm" fo:margin-right="0.101cm" fo:margin-top="0.101cm" fo:margin-bottom="0.101cm" fo:text-indent="0cm" style:auto-text-indent="false"/>
    </style:style>
    <style:style style:name="P58" style:family="paragraph" style:parent-style-name="Dialogue" style:list-style-name="L15">
      <style:paragraph-properties fo:margin-left="0.101cm" fo:margin-right="0.101cm" fo:margin-top="0.101cm" fo:margin-bottom="0.101cm" fo:text-indent="0cm" style:auto-text-indent="false"/>
    </style:style>
    <style:style style:name="P59" style:family="paragraph" style:parent-style-name="Dialogue" style:list-style-name="L16">
      <style:paragraph-properties fo:margin-left="0.101cm" fo:margin-right="0.101cm" fo:margin-top="0.101cm" fo:margin-bottom="0.101cm" fo:text-indent="0cm" style:auto-text-indent="false"/>
    </style:style>
    <style:style style:name="P60" style:family="paragraph" style:parent-style-name="Dialogue" style:list-style-name="L17">
      <style:paragraph-properties fo:margin-left="0.101cm" fo:margin-right="0.101cm" fo:margin-top="0.101cm" fo:margin-bottom="0.101cm" fo:text-indent="0cm" style:auto-text-indent="false"/>
    </style:style>
    <style:style style:name="P61" style:family="paragraph" style:parent-style-name="Dialogue" style:list-style-name="L18">
      <style:paragraph-properties fo:margin-left="0.101cm" fo:margin-right="0.101cm" fo:margin-top="0.101cm" fo:margin-bottom="0.101cm" fo:text-indent="0cm" style:auto-text-indent="false"/>
    </style:style>
    <style:style style:name="P62" style:family="paragraph" style:parent-style-name="Dialogue" style:list-style-name="L19">
      <style:paragraph-properties fo:margin-left="0.101cm" fo:margin-right="0.101cm" fo:margin-top="0.101cm" fo:margin-bottom="0.101cm" fo:text-indent="0cm" style:auto-text-indent="false"/>
    </style:style>
    <style:style style:name="P63" style:family="paragraph" style:parent-style-name="Dialogue" style:list-style-name="L20">
      <style:paragraph-properties fo:margin-left="0.101cm" fo:margin-right="0.101cm" fo:margin-top="0.101cm" fo:margin-bottom="0.101cm" fo:text-indent="0cm" style:auto-text-indent="false"/>
    </style:style>
    <style:style style:name="P64" style:family="paragraph" style:parent-style-name="Dialogue" style:list-style-name="L21">
      <style:paragraph-properties fo:margin-left="0.101cm" fo:margin-right="0.101cm" fo:margin-top="0.101cm" fo:margin-bottom="0.101cm" fo:text-indent="0cm" style:auto-text-indent="false"/>
    </style:style>
    <style:style style:name="P65" style:family="paragraph" style:parent-style-name="Dialogue" style:list-style-name="L22">
      <style:paragraph-properties fo:margin-left="0.101cm" fo:margin-right="0.101cm" fo:margin-top="0.101cm" fo:margin-bottom="0.101cm" fo:text-indent="0cm" style:auto-text-indent="false"/>
    </style:style>
    <style:style style:name="P66" style:family="paragraph" style:parent-style-name="Dialogue" style:list-style-name="L23">
      <style:paragraph-properties fo:margin-left="0.101cm" fo:margin-right="0.101cm" fo:margin-top="0.101cm" fo:margin-bottom="0.101cm" fo:text-indent="0cm" style:auto-text-indent="false"/>
    </style:style>
    <style:style style:name="P67" style:family="paragraph" style:parent-style-name="Dialogue" style:list-style-name="L24">
      <style:paragraph-properties fo:margin-left="0.101cm" fo:margin-right="0.101cm" fo:margin-top="0.101cm" fo:margin-bottom="0.101cm" fo:text-indent="0cm" style:auto-text-indent="false"/>
    </style:style>
    <style:style style:name="P68" style:family="paragraph" style:parent-style-name="Dialogue" style:list-style-name="L25">
      <style:paragraph-properties fo:margin-left="0.101cm" fo:margin-right="0.101cm" fo:margin-top="0.101cm" fo:margin-bottom="0.101cm" fo:text-indent="0cm" style:auto-text-indent="false"/>
    </style:style>
    <style:style style:name="P69" style:family="paragraph" style:parent-style-name="Dialogue" style:list-style-name="L26">
      <style:paragraph-properties fo:margin-left="0.101cm" fo:margin-right="0.101cm" fo:margin-top="0.101cm" fo:margin-bottom="0.101cm" fo:text-indent="0cm" style:auto-text-indent="false"/>
    </style:style>
    <style:style style:name="P70" style:family="paragraph" style:parent-style-name="Dialogue" style:list-style-name="L27">
      <style:paragraph-properties fo:margin-left="0.101cm" fo:margin-right="0.101cm" fo:margin-top="0.101cm" fo:margin-bottom="0.101cm" fo:text-indent="0cm" style:auto-text-indent="false"/>
    </style:style>
    <style:style style:name="P71" style:family="paragraph" style:parent-style-name="Dialogue" style:list-style-name="L28">
      <style:paragraph-properties fo:margin-left="0.101cm" fo:margin-right="0.101cm" fo:margin-top="0.101cm" fo:margin-bottom="0.101cm" fo:text-align="justify" style:justify-single-word="false" fo:text-indent="0cm" style:auto-text-indent="false"/>
    </style:style>
    <style:style style:name="P72" style:family="paragraph" style:parent-style-name="Dialogue" style:list-style-name="L42">
      <style:paragraph-properties fo:margin-left="0.101cm" fo:margin-right="0.101cm" fo:margin-top="0.101cm" fo:margin-bottom="0.101cm" fo:text-align="justify" style:justify-single-word="false" fo:text-indent="0cm" style:auto-text-indent="false"/>
    </style:style>
    <style:style style:name="P73" style:family="paragraph" style:parent-style-name="Dialogue" style:list-style-name="L29">
      <style:paragraph-properties fo:margin-left="0.101cm" fo:margin-right="0.101cm" fo:margin-top="0.101cm" fo:margin-bottom="0.101cm" fo:text-align="justify" style:justify-single-word="false" fo:text-indent="0cm" style:auto-text-indent="false"/>
      <style:text-properties style:use-window-font-color="true" style:font-name="Times New Roman" fo:font-size="10pt" fo:language="fr" fo:country="FR" fo:font-style="italic" style:font-name-asian="Times New Roman" style:font-size-asian="10pt" style:font-style-asian="italic" style:font-name-complex="Times New Roman" style:font-size-complex="10pt" style:language-complex="ar" style:country-complex="SA" style:font-style-complex="italic"/>
    </style:style>
    <style:style style:name="P74" style:family="paragraph" style:parent-style-name="Dialogue" style:list-style-name="L43">
      <style:paragraph-properties fo:margin-left="0.101cm" fo:margin-right="0.101cm" fo:margin-top="0.101cm" fo:margin-bottom="0.101cm" fo:text-align="justify" style:justify-single-word="false" fo:text-indent="0cm" style:auto-text-indent="false"/>
      <style:text-properties style:use-window-font-color="true" style:font-name="Times New Roman" fo:font-size="10pt" fo:language="fr" fo:country="FR" fo:font-style="italic" style:font-name-asian="Times New Roman" style:font-size-asian="10pt" style:font-style-asian="italic" style:font-name-complex="Times New Roman" style:font-size-complex="10pt" style:language-complex="ar" style:country-complex="SA" style:font-style-complex="italic"/>
    </style:style>
    <style:style style:name="P75" style:family="paragraph" style:parent-style-name="Dialogue" style:list-style-name="L30">
      <style:paragraph-properties fo:margin-left="0.101cm" fo:margin-right="0.101cm" fo:margin-top="0.101cm" fo:margin-bottom="0.101cm" fo:text-indent="0cm" style:auto-text-indent="false"/>
    </style:style>
    <style:style style:name="P76" style:family="paragraph" style:parent-style-name="Dialogue" style:list-style-name="WW8Num21">
      <style:paragraph-properties fo:margin-left="0.101cm" fo:margin-right="0.101cm" fo:margin-top="0.101cm" fo:margin-bottom="0.101cm" fo:text-indent="0cm" style:auto-text-indent="false"/>
    </style:style>
    <style:style style:name="P77" style:family="paragraph" style:parent-style-name="Dialogue" style:list-style-name="WW8Num22">
      <style:paragraph-properties fo:margin-left="0.101cm" fo:margin-right="0.101cm" fo:margin-top="0.101cm" fo:margin-bottom="0.101cm" fo:text-indent="0cm" style:auto-text-indent="false"/>
    </style:style>
    <style:style style:name="P78" style:family="paragraph" style:parent-style-name="Dialogue" style:list-style-name="L32">
      <style:paragraph-properties fo:margin-left="0.101cm" fo:margin-right="0.101cm" fo:margin-top="0.101cm" fo:margin-bottom="0.101cm" fo:text-indent="0cm" style:auto-text-indent="false"/>
    </style:style>
    <style:style style:name="P79" style:family="paragraph" style:parent-style-name="Dialogue" style:list-style-name="L33">
      <style:paragraph-properties fo:margin-left="0.101cm" fo:margin-right="0.101cm" fo:margin-top="0.101cm" fo:margin-bottom="0.101cm" fo:text-indent="0cm" style:auto-text-indent="false"/>
    </style:style>
    <style:style style:name="P80" style:family="paragraph" style:parent-style-name="Dialogue" style:list-style-name="L34">
      <style:paragraph-properties fo:margin-left="0.101cm" fo:margin-right="0.101cm" fo:margin-top="0.101cm" fo:margin-bottom="0.101cm" fo:text-indent="0cm" style:auto-text-indent="false"/>
    </style:style>
    <style:style style:name="P81" style:family="paragraph" style:parent-style-name="Dialogue" style:list-style-name="L35">
      <style:paragraph-properties fo:margin-left="0.101cm" fo:margin-right="0.101cm" fo:margin-top="0.101cm" fo:margin-bottom="0.101cm" fo:text-indent="0cm" style:auto-text-indent="false"/>
    </style:style>
    <style:style style:name="P82" style:family="paragraph" style:parent-style-name="Dialogue" style:list-style-name="L36">
      <style:paragraph-properties fo:margin-left="0.101cm" fo:margin-right="0.101cm" fo:margin-top="0.101cm" fo:margin-bottom="0.101cm" fo:text-indent="0cm" style:auto-text-indent="false"/>
    </style:style>
    <style:style style:name="P83" style:family="paragraph" style:parent-style-name="Dialogue" style:list-style-name="L37">
      <style:paragraph-properties fo:margin-left="0.101cm" fo:margin-right="0.101cm" fo:margin-top="0.101cm" fo:margin-bottom="0.101cm" fo:text-indent="0cm" style:auto-text-indent="false"/>
    </style:style>
    <style:style style:name="P84" style:family="paragraph" style:parent-style-name="Dialogue" style:list-style-name="L38">
      <style:paragraph-properties fo:margin-left="0.101cm" fo:margin-right="0.101cm" fo:margin-top="0.101cm" fo:margin-bottom="0.101cm" fo:text-indent="0cm" style:auto-text-indent="false"/>
    </style:style>
    <style:style style:name="P85" style:family="paragraph" style:parent-style-name="Dialogue" style:list-style-name="L39">
      <style:paragraph-properties fo:margin-left="0.101cm" fo:margin-right="0.101cm" fo:margin-top="0.101cm" fo:margin-bottom="0.101cm" fo:text-indent="0cm" style:auto-text-indent="false"/>
    </style:style>
    <style:style style:name="P86" style:family="paragraph" style:parent-style-name="Dialogue" style:list-style-name="L40">
      <style:paragraph-properties fo:margin-left="0.101cm" fo:margin-right="0.101cm" fo:margin-top="0.101cm" fo:margin-bottom="0.101cm" fo:text-indent="0cm" style:auto-text-indent="false"/>
    </style:style>
    <style:style style:name="P87" style:family="paragraph" style:parent-style-name="Dialogue" style:list-style-name="L41">
      <style:paragraph-properties fo:margin-left="0.101cm" fo:margin-right="0.101cm" fo:margin-top="0.101cm" fo:margin-bottom="0.101cm" fo:text-indent="0cm" style:auto-text-indent="false"/>
    </style:style>
    <style:style style:name="P88" style:family="paragraph" style:parent-style-name="Dialogue" style:list-style-name="L44">
      <style:paragraph-properties fo:margin-left="0.101cm" fo:margin-right="0.101cm" fo:margin-top="0.101cm" fo:margin-bottom="0.101cm" fo:text-indent="0cm" style:auto-text-indent="false"/>
    </style:style>
    <style:style style:name="P89" style:family="paragraph" style:parent-style-name="Dialogue" style:list-style-name="WW8Num19">
      <style:paragraph-properties fo:margin-left="0.736cm" fo:margin-right="0.101cm" fo:margin-top="0.101cm" fo:margin-bottom="0.101cm" fo:text-indent="-0.635cm" style:auto-text-indent="false"/>
    </style:style>
    <style:style style:name="P90" style:family="paragraph" style:parent-style-name="Text_20_body">
      <style:paragraph-properties fo:margin-left="0.101cm" fo:margin-right="0.101cm" fo:margin-top="0.101cm" fo:margin-bottom="0.101cm" fo:text-indent="0cm" style:auto-text-indent="false"/>
    </style:style>
    <style:style style:name="P91" style:family="paragraph" style:parent-style-name="Text_20_body">
      <style:paragraph-properties fo:margin-left="0.101cm" fo:margin-right="0.101cm" fo:margin-top="0.101cm" fo:margin-bottom="0.101cm" fo:text-indent="0cm" style:auto-text-indent="false"/>
      <style:text-properties style:font-name="Times New Roman" fo:font-size="10pt" style:font-size-asian="10pt"/>
    </style:style>
    <style:style style:name="P92" style:family="paragraph" style:parent-style-name="Text_20_body" style:list-style-name="WW8Num2">
      <style:paragraph-properties fo:margin-left="0.101cm" fo:margin-right="0.101cm" fo:margin-top="0.101cm" fo:margin-bottom="0.101cm" fo:text-indent="0cm" style:auto-text-indent="false"/>
      <style:text-properties style:font-name="Times New Roman" fo:font-size="10pt" style:font-size-asian="10pt"/>
    </style:style>
    <style:style style:name="P93" style:family="paragraph" style:parent-style-name="Text_20_body" style:list-style-name="WW8Num3">
      <style:paragraph-properties fo:margin-left="0.101cm" fo:margin-right="0.101cm" fo:margin-top="0.101cm" fo:margin-bottom="0.101cm" fo:text-indent="0cm" style:auto-text-indent="false"/>
      <style:text-properties style:font-name="Times New Roman" fo:font-size="10pt" style:font-size-asian="10pt"/>
    </style:style>
    <style:style style:name="P94" style:family="paragraph" style:parent-style-name="Text_20_body" style:list-style-name="WW8Num4">
      <style:paragraph-properties fo:margin-left="0.101cm" fo:margin-right="0.101cm" fo:margin-top="0.101cm" fo:margin-bottom="0.101cm" fo:text-indent="0cm" style:auto-text-indent="false"/>
      <style:text-properties style:font-name="Times New Roman" fo:font-size="10pt" style:font-size-asian="10pt"/>
    </style:style>
    <style:style style:name="P95" style:family="paragraph" style:parent-style-name="Text_20_body" style:list-style-name="WW8Num5">
      <style:paragraph-properties fo:margin-left="0.101cm" fo:margin-right="0.101cm" fo:margin-top="0.101cm" fo:margin-bottom="0.101cm" fo:text-indent="0cm" style:auto-text-indent="false"/>
      <style:text-properties style:font-name="Times New Roman" fo:font-size="10pt" style:font-size-asian="10pt"/>
    </style:style>
    <style:style style:name="P96" style:family="paragraph" style:parent-style-name="Text_20_body" style:list-style-name="WW8Num6">
      <style:paragraph-properties fo:margin-left="0.101cm" fo:margin-right="0.101cm" fo:margin-top="0.101cm" fo:margin-bottom="0.101cm" fo:text-indent="0cm" style:auto-text-indent="false"/>
      <style:text-properties style:font-name="Times New Roman" fo:font-size="10pt" style:font-size-asian="10pt"/>
    </style:style>
    <style:style style:name="P97" style:family="paragraph" style:parent-style-name="Text_20_body" style:list-style-name="WW8Num15">
      <style:paragraph-properties fo:margin-left="0.101cm" fo:margin-right="0.101cm" fo:margin-top="0.101cm" fo:margin-bottom="0.101cm" fo:text-indent="0cm" style:auto-text-indent="false"/>
      <style:text-properties style:font-name="Times New Roman" fo:font-size="10pt" style:font-size-asian="10pt"/>
    </style:style>
    <style:style style:name="P98" style:family="paragraph" style:parent-style-name="Text_20_body" style:list-style-name="WW8Num16">
      <style:paragraph-properties fo:margin-left="0.101cm" fo:margin-right="0.101cm" fo:margin-top="0.101cm" fo:margin-bottom="0.101cm" fo:text-indent="0cm" style:auto-text-indent="false"/>
      <style:text-properties style:font-name="Times New Roman" fo:font-size="10pt" style:font-size-asian="10pt"/>
    </style:style>
    <style:style style:name="P99" style:family="paragraph" style:parent-style-name="Text_20_body" style:list-style-name="WW8Num20">
      <style:paragraph-properties fo:margin-left="0.101cm" fo:margin-right="0.101cm" fo:margin-top="0.101cm" fo:margin-bottom="0.101cm" fo:text-indent="0cm" style:auto-text-indent="false"/>
      <style:text-properties style:font-name="Times New Roman" fo:font-size="10pt" style:font-size-asian="10pt"/>
    </style:style>
    <style:style style:name="P100" style:family="paragraph" style:parent-style-name="Text_20_body" style:list-style-name="WW8Num23">
      <style:paragraph-properties fo:margin-left="0.101cm" fo:margin-right="0.101cm" fo:margin-top="0.101cm" fo:margin-bottom="0.101cm" fo:text-indent="0cm" style:auto-text-indent="false"/>
      <style:text-properties style:font-name="Times New Roman" fo:font-size="10pt" style:font-size-asian="10pt"/>
    </style:style>
    <style:style style:name="P101" style:family="paragraph" style:parent-style-name="Text_20_body" style:list-style-name="L31">
      <style:paragraph-properties fo:margin-left="0.101cm" fo:margin-right="0.101cm" fo:margin-top="0.101cm" fo:margin-bottom="0.101cm" fo:text-indent="0cm" style:auto-text-indent="false"/>
      <style:text-properties style:font-name="Times New Roman" fo:font-size="10pt" style:font-size-asian="10pt"/>
    </style:style>
    <style:style style:name="P102" style:family="paragraph" style:parent-style-name="Text_20_body" style:list-style-name="L31">
      <style:paragraph-properties fo:margin-left="0.101cm" fo:margin-right="0.101cm" fo:margin-top="0.101cm" fo:margin-bottom="0.101cm" fo:text-indent="0cm" style:auto-text-indent="false"/>
      <style:text-properties style:font-name="Times New Roman" fo:font-size="10pt" fo:font-style="italic" style:font-size-asian="10pt" style:font-style-asian="italic" style:font-style-complex="italic"/>
    </style:style>
    <style:style style:name="P103" style:family="paragraph" style:parent-style-name="Text_20_body" style:list-style-name="L31">
      <style:paragraph-properties fo:margin-left="0.101cm" fo:margin-right="0.101cm" fo:margin-top="0.101cm" fo:margin-bottom="0.101cm" fo:text-indent="0cm" style:auto-text-indent="false"/>
      <style:text-properties style:font-name="Times New Roman" fo:font-size="10pt" fo:font-style="normal" style:font-size-asian="10pt" style:font-style-asian="normal" style:font-style-complex="normal"/>
    </style:style>
    <style:style style:name="P104" style:family="paragraph" style:parent-style-name="Text_20_body" style:list-style-name="WW8Num20">
      <style:paragraph-properties fo:margin-left="0.101cm" fo:margin-right="0.101cm" fo:margin-top="0.101cm" fo:margin-bottom="0.101cm" fo:text-indent="0cm" style:auto-text-indent="false"/>
    </style:style>
    <style:style style:name="P105" style:family="paragraph" style:parent-style-name="Text_20_body" style:list-style-name="WW8Num23">
      <style:paragraph-properties fo:margin-left="0.101cm" fo:margin-right="0.101cm" fo:margin-top="0.101cm" fo:margin-bottom="0.101cm" fo:text-indent="0cm" style:auto-text-indent="false"/>
    </style:style>
    <style:style style:name="P106" style:family="paragraph" style:parent-style-name="Text_20_body">
      <style:paragraph-properties fo:margin-left="0cm" fo:margin-right="0.101cm" fo:margin-top="0.101cm" fo:margin-bottom="0.101cm" fo:text-indent="0cm" style:auto-text-indent="false"/>
    </style:style>
    <style:style style:name="P107" style:family="paragraph" style:parent-style-name="Text_20_body">
      <style:paragraph-properties fo:margin-left="0cm" fo:margin-right="0.101cm" fo:margin-top="0.101cm" fo:margin-bottom="0.101cm" fo:text-indent="0cm" style:auto-text-indent="false"/>
      <style:text-properties style:font-name="Times New Roman" fo:font-size="10pt" style:font-size-asian="10pt"/>
    </style:style>
    <style:style style:name="P108" style:family="paragraph" style:parent-style-name="Text_20_body" style:list-style-name="WW8Num24">
      <style:paragraph-properties fo:margin-left="0cm" fo:margin-right="0.101cm" fo:margin-top="0.101cm" fo:margin-bottom="0.101cm" fo:text-indent="0cm" style:auto-text-indent="false"/>
      <style:text-properties style:font-name="Times New Roman" fo:font-size="10pt" style:font-size-asian="10pt"/>
    </style:style>
    <style:style style:name="T1" style:family="text">
      <style:text-properties fo:font-size="10pt" style:font-size-asian="10pt"/>
    </style:style>
    <style:style style:name="T2" style:family="text">
      <style:text-properties style:font-name="Times New Roman"/>
    </style:style>
    <style:style style:name="T3" style:family="text">
      <style:text-properties style:font-name="Times New Roman" fo:font-size="10pt" style:font-size-asian="10pt"/>
    </style:style>
    <style:style style:name="T4" style:family="text">
      <style:text-properties style:font-name="Times New Roman" fo:font-size="10pt" style:font-size-asian="10pt" style:font-style-complex="italic"/>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size="10pt" fo:font-style="italic" style:font-size-asian="10pt" style:font-style-asian="italic" style:font-style-complex="italic"/>
    </style:style>
    <style:style style:name="T7" style:family="text">
      <style:text-properties style:font-name="Times New Roman" fo:font-size="10pt" fo:font-style="normal" style:font-size-asian="10pt" style:font-style-asian="normal"/>
    </style:style>
    <style:style style:name="T8" style:family="text">
      <style:text-properties style:font-name="Times New Roman" fo:font-size="10pt" fo:font-style="normal" style:font-size-asian="10pt" style:font-style-asian="normal" style:font-style-complex="normal"/>
    </style:style>
    <style:style style:name="T9" style:family="text">
      <style:text-properties style:font-name="Times New Roman" fo:font-size="10pt" style:text-underline-style="none" style:font-size-asian="10pt"/>
    </style:style>
    <style:style style:name="T10" style:family="text">
      <style:text-properties fo:font-style="italic" style:font-style-asian="italic" style:font-style-complex="italic"/>
    </style:style>
    <style:style style:name="T11" style:family="text">
      <style:text-properties fo:color="#000000" style:font-name="Times New Roman" fo:font-size="10pt" fo:font-style="italic" style:text-underline-style="none" style:font-size-asian="10pt" style:font-style-asian="italic" style:font-style-complex="italic"/>
    </style:style>
    <style:style style:name="T12" style:family="text">
      <style:text-properties fo:color="#000000" style:font-name="Times New Roman" fo:font-size="10pt" style:text-underline-style="none" style:font-size-asian="10pt"/>
    </style:style>
    <style:style style:name="T13" style:family="text">
      <style:text-properties fo:color="#000000" style:text-underline-style="none"/>
    </style:style>
    <style:style style:name="T14" style:family="text">
      <style:text-properties fo:font-style="normal" style:font-style-asian="normal" style:font-style-complex="normal"/>
    </style:style>
    <style:style style:name="T15" style:family="text">
      <style:text-properties style:text-underline-style="solid" style:text-underline-width="auto" style:text-underline-color="font-color"/>
    </style:style>
    <style:style style:name="T16" style:family="text">
      <style:text-properties style:text-position="super 58%"/>
    </style:style>
    <style:style style:name="T17" style:family="text">
      <style:text-properties style:text-position="super 58%" style:font-name="Times New Roman" fo:font-size="10pt" style:font-size-asian="10pt"/>
    </style:style>
    <style:style style:name="T18" style:family="text">
      <style:text-properties style:use-window-font-color="true" style:font-name="DejaVu Serif" fo:language="fr" fo:country="FR" style:font-name-asian="Times New Roman" style:font-name-complex="Times New Roman" style:font-size-complex="10pt" style:language-complex="ar" style:country-complex="SA"/>
    </style:style>
    <style:style style:name="T19" style:family="text">
      <style:text-properties style:use-window-font-color="true" style:font-name="DejaVu Serif" fo:font-size="10pt" fo:language="fr" fo:country="FR" style:font-name-asian="Times New Roman" style:font-size-asian="10pt" style:font-name-complex="Times New Roman" style:font-size-complex="10pt" style:language-complex="ar" style:country-complex="SA"/>
    </style:style>
    <style:style style:name="T20" style:family="text">
      <style:text-properties style:use-window-font-color="true" style:font-name="Times New Roman" fo:font-size="10pt" fo:language="fr" fo:country="FR" fo:font-style="normal" style:font-name-asian="Times New Roman" style:font-size-asian="10pt" style:font-style-asian="normal" style:font-name-complex="Times New Roman" style:font-size-complex="10pt" style:language-complex="ar" style:country-complex="SA" style:font-style-complex="normal"/>
    </style:style>
    <style:style style:name="T21"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22" style:family="text">
      <style:text-properties style:use-window-font-color="true" style:font-name="Times New Roman" fo:font-size="10pt" fo:language="fr" fo:country="FR" fo:font-style="italic" style:font-name-asian="Times New Roman" style:font-size-asian="10pt" style:font-style-asian="italic" style:font-name-complex="Times New Roman" style:font-size-complex="10pt" style:language-complex="ar" style:country-complex="SA" style:font-style-complex="italic"/>
    </style:style>
    <style:style style:name="T23" style:family="text">
      <style:text-properties style:use-window-font-color="true" style:font-name="Times New Roman" fo:font-size="10pt" style:text-underline-style="none" style:font-size-asian="10pt"/>
    </style:style>
    <style:style style:name="T24" style:family="text">
      <style:text-properties style:use-window-font-color="true" style:font-name="Times New Roman" fo:font-size="10pt" style:text-underline-style="none" style:font-size-asian="10pt" style:font-size-complex="10pt"/>
    </style:style>
    <style:style style:name="T25" style:family="text">
      <style:text-properties style:use-window-font-color="true" style:font-name="Times New Roman" fo:language="fr" fo:country="FR" style:font-name-asian="Times New Roman" style:font-name-complex="Times New Roman" style:font-size-complex="10pt" style:language-complex="ar" style:country-complex="SA"/>
    </style:style>
    <style:style style:name="T26" style:family="text">
      <style:text-properties style:use-window-font-color="true" fo:language="fr" fo:country="FR" style:font-name-asian="Times New Roman" style:font-name-complex="Times New Roman" style:font-size-complex="10pt"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Chroniques d'Annwfn</text:h>
      <text:h text:style-name="P30" text:outline-level="2">Livre premier : Le prophète</text:h>
      <text:h text:style-name="P32" text:outline-level="1">La Tour</text:h>
      <text:p text:style-name="P22">~ De l'expérience ~</text:p>
      <text:p text:style-name="P22">Chaque route que l’on suit exactement jusqu’au bout ne conduit exactement à rien. Escaladez la montagne pour voir si c’est bien une montagne. Quand vous serez au sommet de la montagne, vous ne pourrez plus voir la montagne...</text:p>
      <text:p text:style-name="P23">Extrait du livre du Lid-gesah'Arch</text:p>
      <text:p text:style-name="P25">de Herckrt-N'Bafer</text:p>
      <text:p text:style-name="P3"/>
      <text:p text:style-name="P5"><text:span text:style-name="T3">Un lourd soleil d’ambre embrasait le désert </text:span><text:span text:style-name="T23">de </text:span><text:span text:style-name="Internet_20_link"><text:span text:style-name="T24">Chanseth</text:span></text:span><text:span text:style-name="T23">. </text:span><text:span text:style-name="T3">L’aigle survolait l’étendue de dunes. Il la vit de loin, se rapprocher de lui. D’un mouvement ample de ses rémiges il passa au-dessus. C’est à peine si sa tête se retourna pour la contempler.</text:span></text:p>
      <text:p text:style-name="P6">La tour s’élevait, maintenant derrière lui, sombre et massive. Elle semblait posée au milieu d’un océan aux milliers de nuances d’ocre et d'argent, seul signe de civilisation à des milles à la ronde. Mais, le rapace déjà s’éloignait.</text:p>
      <text:p text:style-name="P6">C’était un cylindre de pierres noires, percé ça et là de meurtrières, apparemment disposées anarchiquement. Les rayons du soleil pénétraient, tout au long de la journée par au moins une d'elles, et venaient se refléter sur un apparent fatras de miroirs disposés sur l’ensemble des murs intérieurs de la tour. Le jeu de la réflexion créait une boule de feu au centre de la tour. Ce foyer incandescent s’élevait au fur et à mesure que la journée s’étirait. </text:p>
      <text:p text:style-name="P6">A la base de l’édifice des jours appelaient l’air, qui au contact du foyer brûlant, se répandait ensuite dans les boyaux et galeries courant sous le désert, réchauffant ainsi, ce que d’aucun appelait «la Tour ». L’oiseau oublia ce qu’il avait vu, et plongea vers l’oasis et la caravane qui campait autour, minuscule amas vibrant sur la surface or et cuivre du désert. Pendant ce temps, les courants d’air chauds bondissaient de boyaux en conduits naturels, pour chauffer quelques dizaines de kilomètres de galeries et cavernes.</text:p>
      <text:p text:style-name="P5"><text:span text:style-name="T3">Kalindahar, semblait voir au-delà du plateau de jeu. Elvan aurait juré que le vieil homme savait déjà tout de la partie qu’ils venaient de commencer. Qu’importe, il essayerait de vaincre. Le Krül</text:span><text:span text:style-name="Internet_20_link"><text:span text:style-name="T9"> </text:span></text:span><text:span text:style-name="T3">était un jeu terra-mercurien, importé il y a plus d'un millier d'années par les colons. Tactique, ce jeu était simple à apprendre, mais s'avérait difficile à maîtriser. Elvan n’arrivait toujours pas, en dix années, à allier efficacement la notion de zone à celle de ligne d’attaque. Soit Kalindahar perçait ses lignes et prenait le contrôle des territoires, soit l’attaque d’ Elvan s’écrasait sur des murs infranchissables, et ses armées se retournaient contre lui.</text:span></text:p>
      <text:p text:style-name="P6">Pendant que le jeune homme se torturait les méninges pour contrer efficacement son maître, Kalindahar l'observait du coin de son seul œil valide. </text:p>
      <text:p text:style-name="P7">Comme ils se ressemblent... même yeux clairs, même cheveux châtains cuivrés... il fait plus âgé. Sans doute cette petite ride d'expression entre les deux yeux à la base du front... Ou bien est-ce moi qui veut y voir plus de sagesse.</text:p>
      <text:p text:style-name="P6">Le vieil homme sourit à cette pensée. Elvan venait de jouer et se renfrogna à la vue de ce sourire qu'il interpréta de travers.</text:p>
      <text:p text:style-name="P5"><text:span text:style-name="T6">J'ai encore joué comme un pied !</text:span><text:span text:style-name="T3"> Se dit-il.</text:span></text:p>
      <text:p text:style-name="P6">La partie dura un peu plus de trente minutes. Elvan essaya d’en tirer un peu de fierté, en vain. Il avait fait, selon lui, erreur sur erreur, et le maigre réconfort de son record de longévité ne suffisait pas à faire oublier cette ultime défaite.</text:p>
      <text:p text:style-name="P13">Je partirai donc sans vous avoir vaincu.</text:p>
      <text:p text:style-name="P5"><text:span text:style-name="T3">Alors qu'il quittait la petite bibliothèque qui jouxtait les appartements du grand maître, il maugréa encore un peu sur son manque de concentration. </text:span><text:span text:style-name="T6">Qu'est-ce qui te fait peur ?</text:span><text:span text:style-name="T3"> Il se fit une raison, sourit intérieurement et pénétra dans la chambre qu’il partageait avec son ami Leyseen. C’était une petite pièce exiguë, taillée dans la roche. Il y avait de la place pour deux lits, une table et deux tabourets en bois usés. Les deux jeunes avaient essayé de personnaliser l' austère rectangle en accrochant quelques vieux tissus brodés aux murs. Malgré cette sobriété, la chambre était tout de même agréable. Leyseen </text:span><text:soft-page-break/><text:span text:style-name="T3">n’était pas là, mais ses affaires étaient déjà prêtes. Un vieux sac de peau élimée, contenait les deux ou trois affaires du jeune homme.</text:span></text:p>
      <text:p text:style-name="P13">Il faut que je prépare les miennes. Pourquoi tant de réticence ? De quoi as-tu peur ?</text:p>
      <text:p text:style-name="P5"><text:span text:style-name="T3">Il aurait dû être content de quitter la Tour, de découvrir enfin le monde. Après dix-sept ans passés dans ces sombres cavernes, éclairées seulement par les torches et la lumilite, un cristal luminescent, il allait pouvoir voir Krill, le grand œil, le soleil diurne briller de ses feux rouges et son double la naine blanche K'ali-Krill éclairer la nuit annouvéenne. Mais il n'arrivait pas à s'en réjouir, pas comme il pensait qu'il l'aurait dû en tout cas. Dans ce labyrinthe, vivaient une vingtaine d’enfants, de 2 à 19 ans, et neuf adultes. Les frères-parents s'occupaient de l'éducation, de l'éveil à la connaissance de ces orphelins que la vie avait oubliés. Certains avaient été rejeté par leurs parents et vivaient dans des coins où même les porcs n'iraient pas dormir. D'autres encore, s'étaient retrouvés du jour au lendemain seuls, brisés par la guerre et son cortège de fléaux avant qu'un frère-parent ne passe et ne décide de les accueillir dans la lumière d' Eù... Avant leur vingtième année révolue, les novices devaient quitter la Tour... </text:span><text:span text:style-name="T6">Et après... C'était ça ! Cet inconnu...</text:span></text:p>
      <text:p text:style-name="P6">Elvan contemplait le sac. D’un coup, son esprit fut comme happé. Sa conscience se mit à tournoyer, à s’abîmer au plus profond de son être. Puis il y eut les chocs, secs, répétitifs, douloureux. Des images aveuglantes lui vrillaient la tête. Des sons cataclysmiques frappaient ses tympans. Il n'eut pas conscience de saisir violemment sa tête entre ses deux mains et tomba à genoux. Il y eut un souffle froid, le noir puis le vide.</text:p>
      <text:p text:style-name="P6">Quand il réalisa qu’il ne souffrait plus, il ouvrit les yeux. Il crut alors que sa raison allait vaciller. Devant lui se dressait un dragon à trois têtes aux couleurs de jade et d’émeraude. Face au dragon, se tenait un être démoniaque, transfiguré par la haine et la douleur. Un chevalier du mal, fichu d’une armure rouillée d’où sortaient les plaintes éternelles des âmes meurtries et damnées.</text:p>
      <text:p text:style-name="P6">Il lui sembla que le dragon s’interposait entre lui et ce fléau, dans un ultime espoir de sauver sa maigre existence. Elvan croisa en un éclair d’éternité le regard du dragon, il y vit une larme et le vide se déroba à nouveau. Se fut une chute à travers des univers de détresse, et à nouveau le noir.</text:p>
      <text:p text:style-name="P6">Le contact froid du sol, le ramena à la réalité. Son corps tremblait, malgré lui. Il n’avait pas de douleur, juste une conscience aiguë des choses et des êtres qui l’entourent. Une conscience assourdissante qu’il ne pouvait maîtriser, et qui lui donnait l’impression d’être un immense puits ouvert, dans lequel se déversaient toutes les vies humaines.</text:p>
      <text:p text:style-name="P6">Elvan resta prostré pendant plus d’une heure sur le sol de sa chambre pleurant doucement. Des larmes en réponse à celle du dragon qui l'avait ému au plus profond de son âme. Heureusement pour lui, personne n’entra dans la chambre pendant tout ce temps.</text:p>
      <text:p text:style-name="P13">Heureusement…</text:p>
      <text:p text:style-name="P6">Le jeune jidaï-atah se releva, les muscles et l'épaule gauche endoloris et s’affaira lentement pour préparer ses bagages. Une fois son sac rempli, Elvan s’étala sur son lit, et s’endormit, épuisé.</text:p>
      <text:p text:style-name="P6">Il fut réveillé par une légère pression sur son épaule. Celle-ci lui faisait encore un peu mal. Leyseen était assis sur le bord de son lit et le regardait avec ce sérieux apparent qu'il affichait en permanence. Mais, Elvan avait appris à lire entre les lignes de son ami et à repérer ces petites lueurs d'espièglerie ou de malice, là où les autres ne voyaient que calme et froideur.</text:p>
      <text:list xml:id="list1463807056" text:style-name="WW8Num2">
        <text:list-item>
          <text:p text:style-name="P92">C'est l'heure, ils vont nous attendre.</text:p>
        </text:list-item>
        <text:list-item>
          <text:p text:style-name="P92">Pardonne moi, je... j'ai fait un mauvais rêve, mais ça va aller.</text:p>
        </text:list-item>
        <text:list-item>
          <text:p text:style-name="P92">Tes affaires sont prêtes ? Je suis sûr que ta sœur est déjà dans les parvis...</text:p>
        </text:list-item>
        <text:list-item>
          <text:p text:style-name="P92">Et qu'elle piétine d'impatience...</text:p>
        </text:list-item>
        <text:list-item>
          <text:p text:style-name="P92">En nous maudissant d'être encore en retard !</text:p>
        </text:list-item>
      </text:list>
      <text:p text:style-name="P6">Les deux jeunes gens éclatèrent de rire en chœur. Elvan se leva et pris son sac. Lui et Leyseen partirent en petites foulées à travers les couloirs. Ysaël les attendait effectivement dans la petite salle vide de tout meuble hormis deux bancs en bois rangés le long du mur. Elle se leva, bondit même, à leur approche.</text:p>
      <text:list xml:id="list1629433620" text:style-name="WW8Num3">
        <text:list-item>
          <text:p text:style-name="P93">Enfin !</text:p>
        </text:list-item>
        <text:list-item>
          <text:p text:style-name="P93">Désolé. Lui répondit Leyseen en lui déposant un léger baiser sur les lèvres, ce qui eut pour effet immédiat de la calmer. Elle lui sourit largement et l'embrassa.</text:p>
        </text:list-item>
      </text:list>
      <text:p text:style-name="P6">Elvan était toujours un peu gêné devant leurs effusions, même s'il devait admettre qu'ils faisaient tout pour rester discrets devant lui. Ils se connaissaient tous les trois depuis <text:soft-page-break/>qu'ils étaient à la Tour. Depuis toujours semblait-il à Elvan. Ils étaient devenus comme les doigts de la main. « Les trois mousquetaires » comme se plaisait à dire le grand maître ; allusion qu'il ne comprit pas la première fois . Elvan lui avait demandé un jour ce que signifiait cette expression. Kalindahar était resté vague. </text:p>
      <text:list xml:id="list1132309362" text:style-name="WW8Num4">
        <text:list-item>
          <text:p text:style-name="P94">Une très vieille expression issue des ères de légendes, avait-il dit. Puis il avait ajouté :</text:p>
        </text:list-item>
      </text:list>
      <text:list xml:id="list360067969" text:style-name="WW8Num5">
        <text:list-item>
          <text:p text:style-name="P95">Trois amis inséparables, unis comme par un serment inviolable... Quelque chose comme ça !</text:p>
        </text:list-item>
      </text:list>
      <text:p text:style-name="P6">Elvan s'était contenté de cette réponse. C'était vrai. Dans les jeux collectifs, cette entente prenait toute sa dimension. Elvan arrivait toujours avec un plan, une stratégie, une idée pour surprendre leurs adversaires. Mais c'est sa jumelle, avec sa fougue et son impétuosité qui emmenait les deux garçons. Elle était capable d'ajouter la dynamique qui manquait à ses idées. Quant à Leyseen, c'était un improvisateur né doué d'un tacticien hors pair. Capable de lire les intentions de ses adversaires il pouvait anticiper leurs réactions et prévoir l'instant où le plan initial avait enfin été décrypté et où il fallait l'abandonner. A cet instant, il insufflait une nouvelle énergie au trio et déclinait les actions jusqu'à perdre ses adversaires.</text:p>
      <text:p text:style-name="P6">Autant Elvan était calme, autant Ysaël était impatiente. Autant était-elle intuitive et vive, autant était-il réfléchi presque calculateur. Lui même se trouvait lent en comparaison. Pourtant, il avait vu avant eux leur amour naître. Il l'avait vu s'épanouir et s'en était réjoui. C'était il y a un an...</text:p>
      <text:p text:style-name="P6">Elvan fut tiré de ses pensées par l'entrée du frère Sevian, maître des cérémonies. </text:p>
      <text:list xml:id="list263793115" text:style-name="WW8Num6">
        <text:list-item>
          <text:p text:style-name="P96">Les renaissant sont-ils prêts ? Dit-il avec emphase et force voix.</text:p>
        </text:list-item>
      </text:list>
      <text:p text:style-name="P6">Tous trois articulèrent un oui timide.</text:p>
      <text:list xml:id="list691254132" text:continue-numbering="true" text:style-name="WW8Num6">
        <text:list-item>
          <text:p text:style-name="P96">Placez-vous en ligne devant moi. Dévêtez-vous ! Rangez vos habits dans votre sac.</text:p>
        </text:list-item>
      </text:list>
      <text:p text:style-name="P6">Les jeunes gens obéirent. La nudité, quoiqu'un peu troublante, ne leur était pas pénible. Tous trois se connaissaient suffisamment. Les plus jeunes enfants eux pourraient être surpris, ceux qui assistaient à leur premier rituel de renaissance. Une fois déshabillés, le maître des cérémonies se replaça devant eux et ouvrit la porte du temple.</text:p>
      <text:list xml:id="list488583547" text:continue-numbering="true" text:style-name="WW8Num6">
        <text:list-item>
          <text:p text:style-name="P96">Qui vient ici ? Demanda au loin le Grand maître Kalindahar.</text:p>
        </text:list-item>
        <text:list-item>
          <text:p text:style-name="P96">De jeunes novices désirant s'émanciper !</text:p>
        </text:list-item>
        <text:list-item>
          <text:p text:style-name="P96">Qu'ils entrent à votre suite Maître des cérémonies et se présentent à l'assemblée d'une vois forte et assurée.</text:p>
        </text:list-item>
      </text:list>
      <text:p text:style-name="P6">Frère Sevian entra et tour à tour Leyseen, Ysaël et Elvan entrèrent en prononçant haut et fort leur prénom respectif. Comme pour toutes les cérémonies auxquelles avaient assistées Elvan, il allait à sont tour suivre le maître, prononcer les mots appris, faire les gestes répétés. Ce rituel était le plus attendu et le plus redouté des rites qui jalonnaient la vie des jeunes novices de la Tour.</text:p>
      <text:p text:style-name="P5"><text:span text:style-name="T6">Ca y est, on y est...</text:span><text:span text:style-name="T3"> <text:s/></text:span></text:p>
      <text:p text:style-name="P6">Le maître des cérémonies les emmena jusqu'au centre du temple devant le bassin sacré que l'on nommait « la source ». C'était la première fois en 15 ans qu'Elvan s'approchait aussi près de la source. Pendant toutes ces années d'apprentissage, seuls les frères-parents franchissaient la limite qui séparait le corps du chœur du temple, une mince ligne de cuivre sertie dans le dallage. Devant eux, juste avant le bassin, une étole rouge était posée à même le sol. Sur ce morceaux d'étoffe, encadré par deux frères-parents, reposaient trois objets : une bougie allumée, une coupe remplie d'eau et une pierre polie. </text:p>
      <text:list xml:id="list2124808864" text:continue-numbering="true" text:style-name="WW8Num6">
        <text:list-item>
          <text:p text:style-name="P96">Votre voyage sera difficile. Mais au terme de celui-ci, vous renaîtrez dans la douleur et la lumière. Si vous le jugez utile, prenez un de ces objets et il vous sera donné.</text:p>
        </text:list-item>
      </text:list>
      <text:p text:style-name="P6">Les trois jeunes gens, firent passer leur sac devant eux et d'une voix déclarèrent :</text:p>
      <text:list xml:id="list101582925" text:continue-numbering="true" text:style-name="WW8Num6">
        <text:list-item>
          <text:p text:style-name="P96">Nos seuls biens sont ici et nous ne demandons rien d'autre !</text:p>
        </text:list-item>
        <text:list-item>
          <text:p text:style-name="P96">Par ce choix vous avez renoncé à tout ce qui vous lie à votre ancienne vie. Vous laissez la chaleur d'un foyer, vous quittez la douceur d'une table, vous abandonnez la sécurité d'un toit. Vous prenez en main votre vie. </text:p>
        </text:list-item>
      </text:list>
      <text:p text:style-name="P6">Elvan, ne put réprimer un frisson en écoutant le Grand maître parler. Il aperçut dans l'eau, quelque chose qui captiva toute son attention. Le fond du bassin était un trou noir vers lequel un petit plateau à trois marches descendait. Sur la première marche, gisaient d'innombrables pièces d'argent et au milieu un gros anneau de métal retenait une corde qui plongeait dans les abysses. Les paroles du Grand maître revinrent peu à peu à la conscience du jeune homme.</text:p>
      <text:list xml:id="list284035829" text:continue-numbering="true" text:style-name="WW8Num6">
        <text:list-item>
          <text:p text:style-name="P96"><text:soft-page-break/>… Cette eau sombre et opaque ressemble <text:s/>à l'avenir vers lequel vous vous engagez. Inconnu mais plein de promesses.</text:p>
        </text:list-item>
      </text:list>
      <text:p text:style-name="P5"><text:span text:style-name="T3">En entendant ces mots, Elvan vit l'eau d'abord se troubler, puis s'assombrir jusqu'à devenir opaque et semblable à une plaque de métal. Il ressentit ce léger picotement qui lui était désormais familier. </text:span><text:span text:style-name="T6">Jidù-Penna, il a modifié la matière. </text:span><text:span text:style-name="T3"><text:s/></text:span></text:p>
      <text:p text:style-name="P6">Il se risqua à jeter un œil vers son ami et vit la chair de poule sur ses bras. Ces constats au lieu de l'effrayer, le rassérénèrent. La magie était son domaine et celle mise en œuvre à cet instant n'était pas destinée à leur nuire.</text:p>
      <text:list xml:id="list1879619490" text:continue-numbering="true" text:style-name="WW8Num6">
        <text:list-item>
          <text:p text:style-name="P96">… Plongez tour à tour votre main et prenez ce que la source vous offre ; Héritage de votre passé pour votre renouveau.</text:p>
        </text:list-item>
      </text:list>
      <text:p text:style-name="P6">Chacun d'eux, prit une poignée de pièces et la glissa dans leur sac.</text:p>
      <text:list xml:id="list1443543342" text:continue-numbering="true" text:style-name="WW8Num6">
        <text:list-item>
          <text:p text:style-name="P96">… Entrez maintenant dans la source, et suivez le lien. Ce lien est le seul lien de retour, mais ne faiblissez jamais dans votre volonté et avancez vers la lumière.</text:p>
        </text:list-item>
      </text:list>
      <text:p text:style-name="P7">La corde !</text:p>
      <text:p text:style-name="P6">Leyseen, Ysaël puis Elvan pénétrèrent dans le bassin. Ils inspiraient par saccades rapides comme on le leur avait appris, puis prirent une profonde inspiration et disparurent aux yeux des autres jeunes fascinés. L'eau n'avait pas bougée, elle n'avait pas eu une ride lorsque les corps avaient plongés en son sein. Lorsqu'elle redevint claire, les jeunes gens avaient disparus définitivement.</text:p>
      <text:list xml:id="list73673292" text:continue-numbering="true" text:style-name="WW8Num6">
        <text:list-item>
          <text:p text:style-name="P96">Une nouvelle page se termine. De nouveaux livres vont écrire la vie de nos anciens novices. Réjouissez-vous mes enfants de cette renaissance et accompagnez-les de vos pensées...</text:p>
        </text:list-item>
      </text:list>
      <text:p text:style-name="P17"/>
      <text:h text:style-name="P33" text:outline-level="1">Naissance</text:h>
      <text:p text:style-name="P24">~ Du don de soi ~</text:p>
      <text:p text:style-name="P24">Il sera accepté parmi vous. Il sera considéré comme vous, par vous. Naturellement, son esprit s’est accordé aux vôtres. Spontanément il a fait le don de l’eau, pour vous...</text:p>
      <text:p text:style-name="P25">Extrait du livre du Lid-gesah'Arch</text:p>
      <text:p text:style-name="P25">de Herckrt-N'Bafer</text:p>
      <text:p text:style-name="P6"/>
      <text:p text:style-name="P6">Opaque, la vase remontait en volutes denses, obstruant une vue déjà troublée par l’eau chargée de particules de roches érodées, raclées et charriées dans les boyaux sombres du siphon.</text:p>
      <text:p text:style-name="P5"><text:span text:style-name="T3">Elvan sentait toujours le contact souple et gluant de mousses vaseuses de la corde-guide dans ses mains. Ce fut d’abord un point blanc dans le tourbillon de bulles qui devint rapidement soleil et sa clarté intense, puis l’air. Il aspira bruyamment, dans un raclement douloureux, l’oxygène brûlant de l’atmosphère du désert, et jaillit dans une gerbe écumante au centre de l’oasis. </text:span><text:span text:style-name="T6">Douleur et lumière...</text:span></text:p>
      <text:p text:style-name="P6">Le jour était déjà bas sur l’horizon. Elvan se hissa sur la berge et roula sur le dos, rejoint bientôt par Ysael et Leyseen. </text:p>
      <text:p text:style-name="P5"><text:span text:style-name="T6">Le grand œil ! ô Eù quel merveille, quel spectacle !</text:span><text:span text:style-name="T3"> </text:span></text:p>
      <text:p text:style-name="P6">Ses yeux lui faisaient mal, mais il ne pouvait pas se résigner à les fermer, se priver du spectacle neuf de son premier couché de soleil. Plaisir prolongé jusqu’à la douleur, qui nous fait hésiter, entre émotion et brûlure, sur la nature des larmes.</text:p>
      <text:p text:style-name="P6">Ils ne virent pas, tout d’abord, les femmes qui les observaient. Leyseen, le premier, se redressa, et posa doucement sa main sur l’épaule d’Elvan, comme on veut réveiller un enfant, conscient que l’on est de l’intrusion que l’on s’apprête à faire, au milieu d’un rêve ou dans un de ces moments particuliers où l’être tout entier a quitté les lieux et place du corps, pour errer dans les dédales de ses pensées.</text:p>
      <text:p text:style-name="P6"><text:soft-page-break/>Devant les petits rires gênés des jeunes femmes, ils prirent conscience de leur nudité. Dans une hâte maladroite et rougissante, ils sortirent leur vêtements trempés du sac et s'habillèrent. Ils n'eurent pas le temps de se préparer à ce qui suivait.</text:p>
      <text:p text:style-name="P6">...</text:p>
      <text:p text:style-name="P6">Lorsqu’ils pénétrèrent dans le camp nomade, c’est une multitude de signaux visuels, auditifs et olfactifs qui les assaillit.</text:p>
      <text:p text:style-name="P6">Tant de gens réunis, quand jusqu’ici leur univers s’était résumé à la cohabitation sage et ordonnée d’une vingtaine de personnes. Et là, cent, peut-être deux cents visages brunis par le soleil, creusés par le sable et le vent, des hommes mais aussi des femmes qui vivaient ensembles.</text:p>
      <text:p text:style-name="P6">Il reporta son attention à la découverte du camp. Plusieurs foyers crépitaient. Des marmites, posées dessus, s’élevaient des effluves épicés, des parfums de bouillons nuancés, qui vous inondaient la bouche et faisaient briller les lèvres d’envie.</text:p>
      <text:p text:style-name="P5"><text:span text:style-name="T5">Des </text:span><text:span text:style-name="Internet_20_link"><text:span text:style-name="T11">Sethiens</text:span></text:span><text:span text:style-name="T5">, des caravaniers du grand désert de Chanseth. Les voilà donc...</text:span><text:span text:style-name="T3"> La pensée d’Elvan fut coupée par l’arrivée face à lui d’un homme mûr, le silence s'était abattu sur le camp, il reconnut en lui un </text:span><text:span text:style-name="Internet_20_link"><text:span text:style-name="T12">T’An</text:span></text:span><text:span text:style-name="T3">, guide de la caravane.</text:span></text:p>
      <text:p text:style-name="P10">- Que les sables vous protègent ! Sois le bienvenue <text:span text:style-name="Internet_20_link"><text:span text:style-name="T13">Jidaï-Atah</text:span></text:span>, toi et tes amis. Demandez-vous le gîte pour la nuit ?</text:p>
      <text:p text:style-name="P10">- Les sables nous protègent tous ! Mes amis et moi serions honorés si vous pouviez nous laisser une place près de vos tentes et quelques restes de votre repas.</text:p>
      <text:p text:style-name="P6">Les formules étaient inscrites dans la nuit des temps. Elvan récita sans hésitation des phrases apprises et répétées depuis des années, dans les sombres galeries de la Tour. Il y eut un moment de silence où les trois jeunes voyageurs, appréhendèrent le gouffre qui les séparait de la vie à la surface. Qu'il leur faudrait être attentif pour ne commettre aucun impair ! Puis il y eut un sourire, des mains tendues. Le retour du brouhaha joyeux, leur fit prendre conscience du silence qui régnait quelques secondes plutôt sur le camp.</text:p>
      <text:p text:style-name="P6">T’An Acharb les accueillit dans sa tente. Soutenue par deux poteaux d’environ trois mètres, une grande toile épaisse et brune retombait loin sur les côtés, couvrant ainsi un espace d’à peu près six mètres sur six. Au centre, étaient disposés des coussins de cuir ornés de broderies géométriques. Ils encadraient un immense plateau de métal jaune, finement ciselé, sur lequel reposaient des assiettes et des plats de terre, dans lesquels fumait un ragoût odorant. Le tout gisait sur un large et somptueux tapis aux teintes fauves et aux motifs précis et réguliers, assemblés en un dessin chargé.</text:p>
      <text:p text:style-name="P6">L’atmosphère de la tente était chaude, épicée, et les bâtons d’encens s’ajoutaient aux parfums lourds du repas. Alors que la nuit était déjà avancée, la boisson, fortement alcoolisée et sucrée avait contribué à rendre la tente moite et les esprits brumeux. Ysael s'enhardit et interpella le T'An.</text:p>
      <text:list xml:id="list1589777445" text:style-name="WW8Num7">
        <text:list-item>
          <text:p text:style-name="P36">Vous avez appelé Elvan, Jidaï-Atah, comment saviez-vous qu’il est exorciste ? C'est le Grand maître qui vous a prévenu ? La question d’ Ysael émergeait d’un silence feutré, et Elvan n’avait rien vu venir. Leyseen faillit avaler de travers. Il se redressa lentement du tas de coussins dans lequel il s’était vautré peu à peu, les yeux rivés sur le caravanier.</text:p>
        </text:list-item>
      </text:list>
      <text:list xml:id="list1868230183" text:style-name="WW8Num8">
        <text:list-item>
          <text:p text:style-name="P37">Dans ses yeux ; il a le regard de ceux qui voient au-delà des choses. Je ne savais pas qu’il était exorciste…</text:p>
        </text:list-item>
      </text:list>
      <text:list xml:id="list1270254118" text:style-name="WW8Num9">
        <text:list-item>
          <text:p text:style-name="P38">En vérité, je ne suis pas membre du clergé. Elvan portait l’opale noire, signe de sa foi, mais la couleur indiquait aussi qu’il n’était que croyant, en aucun cas membre du clergé. Mais les mots d’Acharb l’avaient troublé.</text:p>
        </text:list-item>
      </text:list>
      <text:p text:style-name="P13">Se pouvait-il que le T’An lui-même soit un «canal », comme moi, un Jidaï-Atah. Cela n’aurait rien de vraiment surprenant en somme…</text:p>
      <text:p text:style-name="P6">Leyseen relança la discussion.</text:p>
      <text:list xml:id="list2040176933" text:style-name="WW8Num10">
        <text:list-item>
          <text:p text:style-name="P39">Vous n’avez pas de Jidaï-Atah, pour protéger votre caravane ?</text:p>
        </text:list-item>
      </text:list>
      <text:list xml:id="list998523187" text:style-name="WW8Num11">
        <text:list-item>
          <text:p text:style-name="P40">De quoi voudriez-vous que nous nous protégions ? Le désert est notre seul danger. C’est aussi notre meilleure protection.</text:p>
        </text:list-item>
      </text:list>
      <text:p text:style-name="P12"><text:span text:style-name="T3">L’homme répond trop vite, se dit Elvan. Son calme n'est qu' apparent. Il est aux aguets. Maîtrise de la voix et du mouvement, mais les yeux avaient d'imperceptibles mouvements. Ils fouillaient dans son esprit des réponses rassurantes. </text:span><text:span text:style-name="T7">Elvan arrivait aux même conclusions que sa soeur quelques secondes après.</text:span></text:p>
      <text:p text:style-name="P13">Il ment. Pourquoi ?</text:p>
      <text:list xml:id="list707736803" text:style-name="WW8Num12">
        <text:list-item>
          <text:p text:style-name="P41">Pourrons-nous bénéficier de votre protection jusqu’à <text:span text:style-name="Internet_20_link"><text:span text:style-name="T13">T’An-T’Aï</text:span></text:span> ? Ysael se retourna vers son frère, surprise de sa question. Ils n’en avaient pas parlé tous les trois, <text:soft-page-break/>et là, comme s'il était le chef auto-proclamé, Elvan prenait une décision pour eux. Elle se rembrunit et attendit la réponse d’Acharb.</text:p>
        </text:list-item>
      </text:list>
      <text:list xml:id="list1275688408" text:style-name="WW8Num13">
        <text:list-item>
          <text:p text:style-name="P42">Il vous faudra vivre selon nos usages, travailler au bon fonctionnement du camp, et à la bonne marche de la caravane.</text:p>
        </text:list-item>
      </text:list>
      <text:p text:style-name="P13">C’était entendu. </text:p>
      <text:p text:style-name="P6">Elvan sourit. T’An Acharb se leva et tous firent de même. Il appela un jeune homme qui buvait et plaisantait à l’extérieur, qui répondit au nom d’Askenuh.</text:p>
      <text:list xml:id="list102039361" text:style-name="WW8Num14">
        <text:list-item>
          <text:p text:style-name="P43">Il sera votre guide. Puis il ajouta à Elvan dans un demi-sourire : Je ne vous ai pas dit que nous allions à T’An-T’Aï, Jidaï-Atah… Son regard alla lentement se planter dans celui d'Ysaël, puis dans un sourire il fit demi-tour. Elvan essaya de répondre mais les mots restèrent figés dans sa bouche. Il le regarda rentrer dans sa tente et surpris le regard incrédule de ses amis. Elvan leur adressa un haussement d’épaule, et tout le monde alla dormir.</text:p>
        </text:list-item>
      </text:list>
      <text:p text:style-name="P10">...</text:p>
      <text:p text:style-name="P6">Cela faisait dix-sept jours qu’ Elvan et ses amis répétaient les mêmes gestes, encore maladroits, au seuil de ce moment de l’apprentissage, où le mouvement n’est pas encore réflexe, mais déjà mécanique, où la pensée reste encore dirigée essentiellement vers l’acte. Les yeux d'Elvan avaient des difficultés à s'habituer à la lumière intense du jour. Comme ses amis il portait un ample foulard sur l'ensemble de la tête et couvrant une bonne partie du visage. Dans les premiers temps il avait refusé de le porter, mais à force de douleurs le soir, il avait fini par accepter. Il lui recouvrait également le devant de ses yeux d'une fine couche de son turban pour les protéger. Même avec ça, le soir venait et avec, la cuisante douleur au fond du crâne. Il en avait parlé à Askenuh qui n'avait rien dit d'autre que :</text:p>
      <text:list xml:id="list706315684" text:style-name="WW8Num15">
        <text:list-item>
          <text:p text:style-name="P97">ça peut durer plusieurs semaines...</text:p>
        </text:list-item>
      </text:list>
      <text:p text:style-name="P6">Le soir même, une femme, qu'Elvan n'avait pas encore vu depuis qu'ils étaient ici, entra dans leur tente.</text:p>
      <text:list xml:id="list222290915" text:continue-numbering="true" text:style-name="WW8Num15">
        <text:list-item>
          <text:p text:style-name="P97">Askenuh m'a dit que vous aviez encore mal aux yeux Jidaï-Atah. Permettez ?... Elle montra un petit bol rempli d'une sorte de pate huileuse. Elvan lui fit signe d'approcher. Elle s'agenouilla auprès de lui sans se soucier de ses deux amis et lui appliqua doucement l'onguent sur les paupières, et le tour de l'oeil. La pommade avait une odeur entêtante qui augmenta rapidement son mal de tête.</text:p>
        </text:list-item>
        <text:list-item>
          <text:p text:style-name="P97">N'ouvrez pas les yeux avant demain, la pommade pourrait brûler vos yeux. Elle se releva et sortit. Après quelques instants, Ysaël brisa le silence.</text:p>
        </text:list-item>
        <text:list-item>
          <text:p text:style-name="P97">Pourquoi ne nous en as-tu pas parler ? Tu aurais dû accepter le foulard dès le début... Elle était agressive comme chaque fois qu'elle se sentait obligé d'être une mère pour lui. Elvan soupira, Leyseen intervint.</text:p>
        </text:list-item>
        <text:list-item>
          <text:p text:style-name="P97">Nous n'avons jamais évoqué notre arrivée à T' an-T'Aï. Combien avez-vous récupéré lors de la cérémonie ?</text:p>
        </text:list-item>
        <text:list-item>
          <text:p text:style-name="P97">Combien ? Quoi ?... Ysaël était un peu dérouté par la changement brutal de conversation.</text:p>
        </text:list-item>
        <text:list-item>
          <text:p text:style-name="P97">Combien d'argent avez-vous ? Combien avons-nous ?</text:p>
        </text:list-item>
      </text:list>
      <text:p text:style-name="P6">Ils n'avaient que très peu parlé de leur future arrivée dans la capitale Sethienne et n'avaient jamais évoqué leur renaissance. Après un rapide décompte, ils disposaient d'une petite fortune de trente-et-une pièces d'argent. Ysaël était fière d'en être responsable pratiquement pour moitié. Elle ne put s'empêcher de railler son frère.</text:p>
      <text:list xml:id="list1409219731" text:style-name="WW8Num16">
        <text:list-item>
          <text:p text:style-name="P98">Et bien, si on devait compter sur toi pour nous nourrir, on n'irait pas bien loin.</text:p>
        </text:list-item>
        <text:list-item>
          <text:p text:style-name="P98">Si on devait compter sur toi et ta diplomatie légendaire on pourrirait encore au cœur du désert en attendant qu'une autre caravane passe.</text:p>
        </text:list-item>
      </text:list>
      <text:p text:style-name="P5"><text:span text:style-name="T3">Leyseen se gardait bien d'intervenir dans ses querelles qu'il savait sans lendemain. Il rangea sa part et s'étendit sur sa couche. Il étira sa jeune musculature soumise à un rythme intensif depuis quinze jours. </text:span><text:span text:style-name="T6">Quelle organisation !</text:span><text:span text:style-name="T3"> Il n'en revenait toujours pas. Tout était réglé au moindre détail. Du lever des caravaniers à leur coucher avec le soleil, la vie de la communauté suivait des rites immuables et nécessaires. Il avait naturellement compris que ces rites et ces procédures étaient le savoir ancestral des caravaniers qui se transmettait de génération en génération. Il comprenait intuitivement qu'ils participaient à la sécurité et à la bonne marche de l'ensemble. Et à la tête de tout ce petit monde le T'An. </text:span><text:span text:style-name="T6">Tout repose sur lui. Tant de responsabilités regroupées sur un seul être. Comment fait-il ? </text:span><text:span text:style-name="T3">La question se tinta d'amertume quand Leyseen comprit qu'elle concernait autant la solitude que la capacité qu'exigeait cette responsabilité. </text:span><text:span text:style-name="T6">Seul.</text:span></text:p>
      <text:p text:style-name="P6"><text:soft-page-break/>Il devait être cinq heures du matin, et si le ciel rosissait à l’horizon, le soleil n’était pas encore levé. Derrière eux K'Ali-Krill renvoyait les derniers rayons de sa pâle lumière. Dans une heure, alors que le train s’étendra en une longue colonne de plus de trois cents mètres, Krill, la géante rouge, dardera ses premiers rayons obliques sur le profil sinueux de la caravane, projetant son ombre mouvante et immense sur les dunes qui prendront leur couleur d’ambre.</text:p>
      <text:p text:style-name="P5"><text:span text:style-name="T3">Askenuh avait été un bon guide pour les trois jeunes gens, et eux de bons élèves. Le processus était immuable. Le camp s’éveillait à quatre heures et demie du matin, et l’on avalait en hâte une tasse de </text:span><text:span text:style-name="Internet_20_link"><text:span text:style-name="T12">bakswé</text:span></text:span><text:span text:style-name="T3">, alcool de palmier, avec une galette de céréale, fortement sucrée, très roborative. Ysaël n'aimait toujours pas cette boisson. </text:span><text:span text:style-name="T6">Je vais encore mettre une demi-heure avant de retrouver tous mes moyens...</text:span><text:span text:style-name="T3"> </text:span></text:p>
      <text:p text:style-name="P6">Puis l’on pliait le campement. La vitesse à laquelle disparaissait ce lieu où s’élevaient auparavant une cinquantaine de tentes, et où vivaient plus de deux cents personnes, ne lassait pas de surprendre Elvan. Il leur fallait moins d’une demi-heure pour tout ranger. L’organisation était impeccable, hommes et femmes fourmillaient en tous sens, dans un tumulte diffus, et d’un coup, presque par enchantement, alors que seuls l’organisation, la volonté et une habitude ancestrale en étaient responsables, la caravane était prête au départ. Le serpent s’élançait alors dans les étendues sablonneuses du « Grand blanc ».</text:p>
      <text:p text:style-name="P5"><text:span text:style-name="T3">La tête seule savait où aller. Le T’An était le seul à connaître les arcanes du désert. Détenteur du savoir oral il connaissait les emplacements de tous les points d’eau, et lui seul pouvait les ramener au </text:span><text:span text:style-name="Internet_20_link"><text:span text:style-name="T12">Thégérit</text:span></text:span><text:span text:style-name="T3">, lieu immémorial de vie et de naissance du clan. Elvan savait que la capitale se trouvait au nord du royaume , au bord de la mer intérieure, et c‘était au nord que la caravane allait. Mais d’infimes inclinaisons imprimées par le chef caravanier, perturbaient l’orientation générale du jeune homme. La seule chose qu’il put en dire, était que l’on dormait toujours bien, quel que soit l’endroit choisit, semble-t-il au hasard, par le T’An. </text:span></text:p>
      <text:p text:style-name="P12"><text:span text:style-name="T3">A croire que l’on ne pouvait que bien dormir dans ce désert !</text:span><text:span text:style-name="T7"> Elvan sourit à cette pensée. Au loin, à gauche de leur route s'élevaient des falaises rouges.</text:span></text:p>
      <text:p text:style-name="P14">Tonnerre. Milles-pattes tonnerre.</text:p>
      <text:p text:style-name="P15">Leyseen était d'avant garde ce matin, il avançait en compagnie d'un homme plus âgé que lui du double. Pourtant les brusques accélérations et les pas arythmiques du Sethien donnaient beaucoup de mal au jeune homme qui s'accrochaient pour suivre son aîné.</text:p>
      <text:p text:style-name="P14">Plus dormir, plus possible, faire taire...</text:p>
      <text:p text:style-name="P12"><text:span text:style-name="T7">Ysaël se trouvait à près d'un demi kilomètre derrière la caravane. Elle aussi était en compagnie d'un Sethien. </text:span><text:span text:style-name="T4">Beau comme un dieu ! Si Leyseen</text:span><text:span text:style-name="T4"> savait avec qui je suis... </text:span><text:span text:style-name="T7">Elle étouffa un rire à cette pensée et reçut pour toute réponse un regard glacial du jeune homme qui la formait à la garde</text:span><text:span text:style-name="T7">. Il se rapprocha en lui faisant signe de s'arrêter et de s'accroupir.</text:span></text:p>
      <text:list xml:id="list523664612" text:style-name="WW8Num17">
        <text:list-item>
          <text:p text:style-name="P26">Tu ne dois pas t'égarer.</text:p>
        </text:list-item>
        <text:list-item>
          <text:p text:style-name="P26">Je sais...</text:p>
        </text:list-item>
        <text:list-item>
          <text:p text:style-name="P26">Non, tu ne sais rien ! Ton esprit doit être entièrement tourné vers ce que tu fais. Le ton n'autorisait pourtant pas de commentaire.</text:p>
        </text:list-item>
        <text:list-item>
          <text:p text:style-name="P26">Mais...</text:p>
        </text:list-item>
        <text:list-item>
          <text:p text:style-name="P26">Ecoute ! Regarde ! Et vide ton esprit.</text:p>
        </text:list-item>
      </text:list>
      <text:p text:style-name="P14">Faire taire, faire taire, faire taire...</text:p>
      <text:p text:style-name="P15">Ysaël ferma les yeux et décida d'obéir. Se-shan lui posa une main apaisante sur l'épaule. Il s'approcha et se mit à murmurer à son oreille.</text:p>
      <text:list xml:id="list600516606" text:style-name="WW8Num18">
        <text:list-item>
          <text:p text:style-name="P27">Le désert écoute. Le désert voit. Le désert dort le jour. Ne réveille jamais le désert.</text:p>
        </text:list-item>
      </text:list>
      <text:p text:style-name="P12"><text:span text:style-name="T7">Ysaël n'arrivait pas à écouter les préceptes maintes fois répétés. Elle sentait le souffle tiède de Se-shan sur son cou, sa main sur son épaule. Elle essaya de penser à Leyseen mais elle pouvait sentir la chaleur du corps de l'homme accroupi derrière elle. Alors elle entendit son cœur.</text:span></text:p>
      <text:p text:style-name="P16">Faire taire, faire taire, faire taire...</text:p>
      <text:p text:style-name="P12"><text:span text:style-name="T7">Elvan ferma les yeux pour savourer un instant la plénitude de la nature qui les entourait. En un instant son âme entière s'emplit d'un tumulte assourdissant. </text:span><text:span text:style-name="T4">Faire taire, faire taire faire taire...</text:span><text:span text:style-name="T7"> Il ouvrit les yeux et aspira bruyamment comme s'il émergeait d'un lac. Ses yeux se tournèrent vers le sud.</text:span></text:p>
      <text:list xml:id="list1970852480" text:continue-numbering="true" text:style-name="WW8Num18">
        <text:list-item>
          <text:p text:style-name="P27">Ysaël. Murmura-t-il.</text:p>
        </text:list-item>
      </text:list>
      <text:p text:style-name="P15">Le T'An non loin de lui se retourna. Le corps tout entier d'Elvan était tendu comme un arc. T'An Acharb fit signe à la caravane de stopper. Elvan partit en courant vers l'arrière. Au loin des éclairs blancs courraient sur les dunes et se rapprochaient d'eux.</text:p>
      <text:p text:style-name="P12"><text:soft-page-break/><text:span text:style-name="T7">La voix de Se-shan se tut, sa main se crispa sur l'épaule d'Ysaël. Elle prit conscience qu'elle entendait réellement son cœur battre... </text:span><text:span text:style-name="T4">à moins que...</text:span></text:p>
      <text:list xml:id="list669463761" text:continue-numbering="true" text:style-name="WW8Num18">
        <text:list-item>
          <text:p text:style-name="P29"><text:span text:style-name="T7">Cours ! Se-shan s'était levé et la tirait par l'épaule. Derrière eux le désert se souleva comme une mer déchaînée. Elle tituba, se releva et se mit à courir comme un automate, poussée par la seule peur. Se-shan emmenait Ysaël vers les falaises. Ils étaient à mis parcours quand Elvan arriva à l'arrière du cortège qui déjà hurlait. Les hommes et les femmes courraient et s'éloignaient en groupes de la caravane. Quand la vague de sable sembla sur le point de retomber, elle explosa pour laisser jaillir un serpent gigantesque orné d'une corolle d'écaille qu'il déploya en la faisant vibrer. A peine la gueule béante avait-elle émergée des sables en furie que les groupes dispersés se couchèrent d'une seule voix et le silence fut brisé par un rugissement titanesque dont l'onde vint percuter Elvan qui vacilla sous l'impact. </text:span></text:p>
        </text:list-item>
      </text:list>
      <text:p text:style-name="P14">Par Eù ! Quel animal... Que de colère.</text:p>
      <text:p text:style-name="P12"><text:span text:style-name="T7">Un Sethien arriva près d'Elvan et voulut le prendre par l'épaule. Elvan se dégagea brusquement et tendit les mains devant lui face vers le sol. Il ouvrit grand les yeux et les planta dans ceux du... </text:span><text:span text:style-name="T6">ver ?</text:span><text:span text:style-name="T7">. Autour de lui, l'air se mit à vrombrir et le ciel s'obscurcit. Le Sethien fit un pas en arrière, tituba et tomba en arrière. Il lui semblait que le sable allait tout entier entrer dans le corps du jeune homme. Une onde de choc irrésistible <text:s/>semblable à celle provoquée par le cri du serpent plaqua l'homme au sol qui crut un instant qu'il ne respirerait plus jamais. Un silence de plomb s'abattit sur la scène dantesque. Le ver s'était arrêté net et semblait lui aussi figé par ce silence absolu.</text:span></text:p>
      <text:p text:style-name="P16">Se taire, plus de tonnerre, silence... enfin dormir de nouveau.</text:p>
      <text:p text:style-name="P12"><text:span text:style-name="T7">La scène resta un instant d'éternité figée. Elvan avait le ragard noyé dans celui du... </text:span><text:span text:style-name="T6">Dragon</text:span><text:span text:style-name="T7">. Puis, le ver sembla s'effondrer sur lui même quand il s'enfonça dans le sable. <text:s/>Le Sethien récita à mi-voix :</text:span></text:p>
      <text:list xml:id="list458322739" text:continue-numbering="true" text:style-name="WW8Num18">
        <text:list-item>
          <text:p text:style-name="P29"><text:span text:style-name="T7">Le désert voit et écoute. T’</text:span><text:span text:style-name="T7">Anath-Draco es</text:span><text:span text:style-name="T7">t </text:span><text:span text:style-name="T20">son incarnation...</text:span></text:p>
        </text:list-item>
      </text:list>
      <text:p text:style-name="P12"><text:span text:style-name="T7">Loin comme dans un rêve, Elvan entendit le murmure et sa conscience</text:span><text:span text:style-name="T7"> relâcha trop vite sa tension. L'air vibra à nouveau et dans un souffle le jeune Jidaï fut secoué par un spasme violent qui l'arracha du sol et le projeta violemment quelques mètres plus loin. Le Sethien prit alors conscience du silence absolu qui les entouraient quelques instant plus tôt. Le désert vibrait à nouveau de calme et de sérénité.</text:span></text:p>
      <text:p text:style-name="P15">Ysaël tomba à genoux, les jambes coupées. Plus loin, Elvan gisait sur le sable fin. Une tache rouge imprégnait déjà le blanc de la dune. <text:s/></text:p>
      <text:h text:style-name="P34" text:outline-level="1"><text:soft-page-break/>Autres lieux, autres intérêts</text:h>
      <text:p text:style-name="P24">~ De l'ignorance ~</text:p>
      <text:p text:style-name="P24">Et c’est ainsi que commença ce qui n’avait pas encore tout à fait commencé et qui n’était pas près de se terminer. Beaucoup de gens, en de nombreux points du globe partaient dans des directions en croyant savoir où ils allaient, ce en quoi ils se trompaient. C’était aussi bien. L’avenir était trop effrayant pour être contemplé.</text:p>
      <text:p text:style-name="P25">Extrait du livre de Tous les dangers</text:p>
      <text:p text:style-name="P25">de Lac-N'Cy </text:p>
      <text:p text:style-name="P25"/>
      <text:p text:style-name="P6">Darsh, quelque part entre glace et roc. La silhouette massive du Saar Kineen se découpait sur la ligne de crête. Dans ce ciel d’un bleu intense, que seules les régions septentrionales connaissent, où s’étiolent de hauts cirrus tels des flammèches filandreuses et cotonnées, la forteresse du baron Da-Kineen apparaissait grise et comme taillée dans la montagne elle-même.</text:p>
      <text:p text:style-name="P6">La journée était bien avancée, mais on était dans cette saison où le jour dure deux fois plus que la nuit. Une nuit marquée par la levée d’un vent sec et froid. C’était l’heure où Younaï prenait son tour de garde à la lourde porte de la forteresse. Même emmitouflée, comme il l’était dans une chaude et large cape de fourrure, le jeune soldat savait que la nuit serait longue et pénible, particulièrement quand le vent entamerait sa danse glaciale. Younaï était pourtant habitué aux durs climats de son pays, mais il préférait endurer le froid dans une colonne en campagne contre l’ennemi, que tapis prêt d’un brasero fébrile au cœur des marches du royaume. Même si ces marches appartenaient au plus prestigieux chef de guerre qu’avait connu le royaume Darshien.</text:p>
      <text:p text:style-name="P13">Qui oserait sortir à une heure pareille ? Qui oserait nous attaquer ?</text:p>
      <text:p text:style-name="P6">Les pensées du jeune homme erraient, sans but précis, sur le fil du temps qui s’écoule. L’imagination et les rêves de gloire, voilà bien tout ce qui pouvait permettre de s’évader un instant d’une vie morne et répétitive de rondier.</text:p>
      <text:list xml:id="list690853047" text:style-name="L1">
        <text:list-item>
          <text:p text:style-name="P44">Ouvre-moi.</text:p>
        </text:list-item>
      </text:list>
      <text:p text:style-name="P19">Le garde sursauta, surpris qu’il était dans ses rêveries. Il ne l’avait pas entendue arriver. La cavalière tendait son doigt pour désigner au soldat, encore saisi, l’énorme porte de la citadelle, qui donnait sur l’extérieur.</text:p>
      <text:list xml:id="list1451828506" text:style-name="L2">
        <text:list-item>
          <text:p text:style-name="P45">Tout de suite maîtresse, mais il est tard et le vent…</text:p>
        </text:list-item>
        <text:list-item>
          <text:p text:style-name="P45">Fais ce que tu dois faire !</text:p>
        </text:list-item>
      </text:list>
      <text:p text:style-name="P6">Younaï se mordilla nerveusement les lèvres et se hâta de débloquer le battant de la porte. La cavalière se retourna sur sa selle et aperçu en haut du donjon la silhouette floue du baron qui devait la regarder depuis la fenêtre de son bureau.</text:p>
      <text:p text:style-name="P13">Je l’accomplirai ta mission, mais tu ne me reverras plus.</text:p>
      <text:p text:style-name="P6">Elle caressa l’encolure de sa monture et lui fit signe d’avancer vers le froid, le vent et bientôt la nuit. Le faucheur renâcla mais s'engagea sur le sentier. </text:p>
      <text:p text:style-name="P13">Avec un peu de chance nous serons à l’Ashrina au petit matin.</text:p>
      <text:p text:style-name="P13">...</text:p>
      <text:p text:style-name="P6"/>
      <text:p text:style-name="P6">Le disciple entra précautionneusement dans le cercle des pierres. Il passa entre les deux monolithes australs et se jeta les deux genoux à terre, les mains posées dessus et la tête baissée en signe de soumission complète. L’air était frais, une légère brise soufflait amenant les senteurs du grand erg et de la nuit. Mais<text:span text:style-name="T18">,</text:span> autour du sanctuaire il n’y avait pas un bruit. De l’extérieur du cercle on n’entendait même pas ce que le jeune <text:s/>identifiait maintenant comme une sourde lamentation. Il attendait le bon vouloir du Jidaï-Atah.</text:p>
      <text:list xml:id="list1549731103" text:style-name="L3">
        <text:list-item>
          <text:p text:style-name="P46">Quelle nouvelle m’apportes-tu ?</text:p>
        </text:list-item>
        <text:list-item>
          <text:p text:style-name="P46">Ils sont arrivés maître. Ils attendent l’élu maintenant, selon vos ordres.</text:p>
        </text:list-item>
        <text:list-item>
          <text:p text:style-name="P46">Bien.</text:p>
        </text:list-item>
      </text:list>
      <text:p text:style-name="P13">Il ne va plus tarder, et vous le guiderez jusqu’à son destin, notre destin…</text:p>
      <text:p text:style-name="P6">Le Jidaï-Atah, qui n’était autre qu’Oroar, initié du dixième cercle de Bel-Buk, sourit et leva son regard gris vers les étoiles.</text:p>
      <text:list xml:id="list1322946773" text:style-name="L4">
        <text:list-item>
          <text:p text:style-name="P47"><text:soft-page-break/>Retourne à tes œuvres.</text:p>
        </text:list-item>
      </text:list>
      <text:p text:style-name="P19">Les lamentations reprirent.</text:p>
      <text:list xml:id="list398966345" text:style-name="L5">
        <text:list-item>
          <text:p text:style-name="P48">Oui maître.</text:p>
        </text:list-item>
      </text:list>
      <text:p text:style-name="P19">Le disciple se leva et recula jusqu’au porche monolithique. Quand il le franchit, il aperçut un bref instant une lame scintillante dans la main d’Oroar, avant qu’elle ne s’abatte. Il frissonna et sourit. Les étoiles cillèrent pour accueillir la vierge immolée.</text:p>
      <text:p text:style-name="P6">...</text:p>
      <text:p text:style-name="P6"/>
      <text:list xml:id="list830868385" text:style-name="L6">
        <text:list-item>
          <text:p text:style-name="P49">Vous pensez qu’elle réussira ?</text:p>
        </text:list-item>
      </text:list>
      <text:p text:style-name="P19">L’homme qui venait de s’adresser au baron Othon Da-Kineen était mince, longiligne et creux de visage. Il avait le crâne rasé, ce qui lui conférait une allure d’oiseau de proie. Il y avait dans ses yeux bleu clair, ce quelque chose d’inhumain et glacial qu’ont les fanatiques ou ceux qui ont trop souffert, et pour qui la vie n’est en somme rien de plus qu’un passage éphémère avant le néant. C’était ce qu’on remarquait en premier chez lui.</text:p>
      <text:list xml:id="list769710619" text:style-name="L7">
        <text:list-item>
          <text:p text:style-name="P50">C’est notre meilleur élément.</text:p>
        </text:list-item>
      </text:list>
      <text:p text:style-name="P19">Finit par répondre Da-Kineen, après s’être finalement détourné de la fenêtre, pour faire face au moine qui l’observait.</text:p>
      <text:p text:style-name="P13">Cette fille ne t’appartient pas. Elle travaille pour toi, elle te sert mais elle est au Morganat, vieux bouc et ça te chagrine.</text:p>
      <text:p text:style-name="P6">Il n’aimait pas le baron. Il n’aimait pas les nobles en général et les militaires en particulier. Ils avaient ce mépris dans les yeux et la bouche qui les rendait insupportables. Ils se croyaient à l’abri, les maîtres du monde, tout ça parcequ’ils avaient, soi-disant, côtoyé la mort. Comme si cela suffisait pour comprendre les hommes. Il savait qu’ils étaient fourbes, car ne vivant que pour leur propre intérêt. Il manquait chez la majorité des hommes cette vision globale du destin de l’humanité qui dépassait les petites ambitions personnelles. Il ne lui était jamais venu à l’esprit qu’il était lui-même un de ces hommes.</text:p>
      <text:p text:style-name="P6">Le baron ajouta d’une voix atone :</text:p>
      <text:list xml:id="list1496089582" text:style-name="L8">
        <text:list-item>
          <text:p text:style-name="P51">Elle n’a pas d’autre choix que de réussir.</text:p>
        </text:list-item>
      </text:list>
      <text:p text:style-name="P19">Le chauve cru comprendre ce que lui disait le baron, mais il se trompait. Il savait que l’homme était usé par les nombreuses campagnes contre l’ennemi éternel de Darsh, Panshaw, et qu’il ne commanderai sans doute plus les armées en marche. Mais là encore, il se trompait.</text:p>
      <text:list xml:id="list1155750229" text:style-name="L9">
        <text:list-item>
          <text:p text:style-name="P52">Je partirai demain, si le temps le permet.</text:p>
        </text:list-item>
      </text:list>
      <text:p text:style-name="P21">Je ne veux pas te peser plus que de raison, vieil homme.</text:p>
      <text:p text:style-name="P5"><text:span text:style-name="T3">L’homme du </text:span><text:span text:style-name="Internet_20_link"><text:span text:style-name="T12">conseil des parfaits</text:span></text:span><text:span text:style-name="T3"> referma sa cape verte, s’inclina et quitta le bureau sans attendre de réponse.</text:span></text:p>
      <text:p text:style-name="P13">C’est ça rapporte à ton maître, bon chien. Bâtard tu me crois sénile, mais je te briserai toi et tes chefs.</text:p>
      <text:p text:style-name="P6">Le baron était un noble, et plus, il était un homme de guerre, un combattant valeureux, cruel mais efficace. Et comme tous les hommes de son espèce, il n’aimait pas rendre des comptes aux moinillons du conseil. Avec ce départ de château Kineen, le baron savait qu’il venait de sceller la mort de nombreuses vies. Mais ni lui ni le moine ne pouvaient imaginer ce que déclencherait la venue à Panshaw de celle qu’on appelait l’Hydre-blanche.</text:p>
      <text:p text:style-name="P6">...</text:p>
      <text:p text:style-name="P6"/>
      <text:p text:style-name="P6">Le jeune officier d’état-major s’arrêta devant la porte pour réajuster une dernière fois sa tenue. Il savait, comme tous les soldats. Il avait entendu parler de la maniaquerie du légat. En fait il ignorait que ce dernier estimait que les officiers devaient montrer l’exemple, particulièrement dans ces situations mondaines, comme il les qualifiaient lui-même, où rien d’extérieur ne pouvait excuser une tenue négligée. Après tout, ils n’avaient à penser qu’à ça !</text:p>
      <text:p text:style-name="P6">L’homme frappa à la porte et entra. A l’intérieur, il se tint le plus droit qu’il put et attendit que l’homme assis à son bureau, dos à lui, lui donne la parole.</text:p>
      <text:p text:style-name="P13">Quelle confiance, je pourrai aussi bien être un assassin à la solde des Kotiens.</text:p>
      <text:p text:style-name="P6">En guise de mot, le légat fit un petit mouvement de l’index à l’encontre du jeune officier, mais sans jamais se détacher de son écrit.</text:p>
      <text:list xml:id="list998317608" text:style-name="L10">
        <text:list-item>
          <text:p text:style-name="P53"><text:soft-page-break/>Monsieur, le conseil du roi va débuter, je suis chargé de vous y conduire. Le ton était, quoiqu’un peu précipité, net et respectueux.</text:p>
        </text:list-item>
      </text:list>
      <text:p text:style-name="P21">De vous y conduire… un cavalier, sans doute.</text:p>
      <text:p text:style-name="P6">Le légat sentit la tension chez son subalterne.</text:p>
      <text:list xml:id="list903197253" text:style-name="L11">
        <text:list-item>
          <text:p text:style-name="P54">N’a-t-on rien de mieux à vous faire faire, que de me conduire en un lieu que je connais déjà ?</text:p>
        </text:list-item>
      </text:list>
      <text:p text:style-name="P18"><text:span text:style-name="T3">La phrase n’était pas un reproche direct au jeune lieutenant, mais il ne pouvait pas le savoir. L’homme se retourna enfin, en s’appuyant sur le dossier de sa chaise, un demi-sourire sur sa face marquée par le soleil, le vent et les années à dormir en campagne. Narlon Barens, légat de la 20e légion, le vainqueur de </text:span><text:span text:style-name="Internet_20_link"><text:span text:style-name="T12">M’Haui-Efew</text:span></text:span><text:span text:style-name="Internet_20_link"><text:span text:style-name="T12"> était déjà un héros au sein de l’armée et en passe de le devenir pour le peuple.</text:span></text:span></text:p>
      <text:list xml:id="list841310638" text:style-name="L12">
        <text:list-item>
          <text:p text:style-name="P55">Je n'ai rien dit. Vous n’êtes pas responsable. Depuis combien de temps êtes vous ici, lieutenant ?</text:p>
        </text:list-item>
        <text:list-item>
          <text:p text:style-name="P55">Un an monsieur…</text:p>
        </text:list-item>
        <text:list-item>
          <text:p text:style-name="P55">Légat, je suis Légat !</text:p>
        </text:list-item>
        <text:list-item>
          <text:p text:style-name="P55">Mais monsieur, nous sommes…</text:p>
        </text:list-item>
      </text:list>
      <text:p text:style-name="P10">La reprise du terme plus que la tentative de résistance du jeune officier piqua au vif Barens.</text:p>
      <text:p text:style-name="P10">- Nous sommes en ville, je sais ! Mais<text:span text:style-name="T19">,</text:span> vous et moi sommes des soldats, nous savons qui nous sommes en réalité. Il n’y personne d’autre que nous dans cette pièce. Si le peuple ne nous reconnaît pas, c’est uniquement pour qu’il se sente protéger de ses propres armées. Devant les autres, les conseillers, les légistes , le peuple, vous pouvez m’appeler, « monsieur », et il mit tout le mépris qu’il put dans ce simple mot. Entre-nous, je suis votre supérieur ! </text:p>
      <text:p text:style-name="P6">Sa voix était montée progressivement et laissait, maintenant, éclater sa colère. Il avait toujours trouvé cette série de mesures stupides et dégradantes. Tout le monde savait bien que Panshaw devait son salut à ses légions. Alors pourquoi s’acharnait-on à rabaisser ces hommes ? Bien sûr, il fallait veiller à ce que les armées ne se croient pas tout permis, et pour ça la loi contre le port des armes, même pour les soldats, en ville était une bonne chose. Il y avait décidément dans ce royaume des officiers d’état qui n’avaient rien de mieux à penser et à faire que de pondre des décrets insignifiants et insultants… il s’était levé et avait saisi sa gabardine. Quand le lieutenant retrouva ses esprits, Barens était prêt à le suivre.</text:p>
      <text:list xml:id="list85901953" text:style-name="L13">
        <text:list-item>
          <text:p text:style-name="P56">Un an, c’est trop long pour un jeune officier. Vous devriez être en poste dans une légion en campagne. J’y veillerai.</text:p>
        </text:list-item>
      </text:list>
      <text:p text:style-name="P19">Le jeune homme savait que ses postes était long à obtenir, mais là… Un coup de massue et dans la foulée une caresse pour l'oreille. En une phrase supplémentaire Barens venait de faire oublier l'incident et redonner le moral à son officier. Plus encore, il lui avait dit ce que tous les jeunes officiers panshiens attendent de leur supérieur : Un encouragement, un espoir de progression. Barens venait une fois de plus de se lier la loyauté indéfectible d’un de ses hommes. Le jeune homme n'oublierait pas de sitôt la leçon.</text:p>
      <text:p text:style-name="P6">…</text:p>
      <text:p text:style-name="P6">L'ombre glissa entre les rochers glacés. Désormais immobile, on n'aurait pu dire si elle avait bien existé un instant plus tôt. Serdr était très prudent. Il se savait non seulement en terre hostile mais aussi en territoire ennemi. Il avait mis trois jours pour s'approcher de la forteresse. Lentement, terré le jour dans les anfractuosités les plus improbables, se déplaçant la nuit comme un serpent.</text:p>
      <text:p text:style-name="P6">Le poste d'observation qu'il avait fini par établir était parfait, de son, point de vue. De là il pouvait voir la forteresse, son entrée, une bonne partie de sa cour et, il avait peu à peu compris quelles fenêtres étaient celles du Baron dans l'immense donjon.</text:p>
      <text:p text:style-name="P6"><text:span text:style-name="T10">Trente quatre ans et déjà quinze ans que je fais l’andouille dans les coins les plus paumés de ce fichu pays !</text:span> Cette pensée l'aida à se re-concentrer sur les événements du château. Serdr était Panshien, et ce seul fait lui vaudrait la mort sans procès s'il était capturé ici ou n'importe où ailleurs à Darsh. <text:span text:style-name="T10">Mon vieil ennemi... La porte. </text:span><text:span text:style-name="T14">La porte principale venait de s'ouvrir laissant apparaître un cavalier. Celui là même qu'il avait vu se préparer quelques instants auparavant dans la cour. Celui-là même qu'il avait vu sortir du donjon d'une démarche souple juste avant. </text:span><text:span text:style-name="T10">Un guerrier sans doute. Le vieux Kineen donne ses ordres. Qui es-tu mon beau ? A moins que tu ne sois ma belle...</text:span><text:span text:style-name="T14"> Alors qu'il posait la question, le cavalier fit une halte juste à la sortie du pont d'accès. Serdr reteint sa respiration, la forme ne bougea pas pendant une seconde interminable, puis reprit sa route.</text:span></text:p>
      <text:p text:style-name="P6"><text:soft-page-break/><text:span text:style-name="T14">Si c'était le même, ce cavalier était une cavalière. Elle était arrivée hier tôt dans la journée et le vieux baron était descendu en personne l'accueillir. A cette distance, Serdr était cependant capable de distinguer sa chevelure blonde, presque blanche, ses longs habits de voyages teintés de vert. La démarche était souple presque féline et le port de tête altier. Une noble, plus vraisemblablement une guerrière.</text:span></text:p>
      <text:p text:style-name="P6"><text:span text:style-name="T14">Serdr notait toutes les allers et venues au château du baron. Dans deux jours il partirait et retournerait à la frontière pour son rapport. Kinneen, il en était sûr, préparait quelque chose, mais quoi ? Il avait vu ses soldats s'entraîner très régulièrement et de manière intensive. Il avait vu des prêtres, des nobles, des officiers venir puis repartir. A chaque fois ces petits comités duraient entre un à trois jours, jamais plus. Il n'avait jamais vu revenir la même personne. Comme il ne vit jamais l'ombre dans son dos. </text:span></text:p>
      <text:p text:style-name="P6"><text:span text:style-name="T14">Il y eut ce murmure. Serdr voulut se retourner mais ses membres restèrent immobiles, inaccessibles à ses ordres. Il y eut un vent de panique dans son esprit qui ne dura que le temps d'une expiration. Ses yeux se voilèrent alors que ses cervicales se brisèrent.</text:span></text:p>
      <text:p text:style-name="P6">…</text:p>
      <text:p text:style-name="P6">Le trajet jusqu’à Raven-M’Adrt ne dura que quelques minutes. Barens logeait à l’hôtel des « frères vigueurs », comme à chaque fois qu’il s’arrêtait à Derach-Ach. Le légat laissa le jeune lieutenant à la porte du conseil et entra dans le sein des seins, là où toutes les décisions les plus importantes pour la sécurité du royaume se prenaient. Le roi n’était pas là aujourd’hui. Barens n’aimait pas vraiment ça, mais il savait que la raison en était que le roi avait d’autres affaires urgentes à régler, et globalement il considérait cette prise en charge des affaires du royaume par le suzerain comme un net progrès. Barens avait confiance en son souverain.</text:p>
      <text:p text:style-name="P6">Il y avait déjà dix hommes qui discutaient tranquillement, ses pairs, les légats, les commandants en chef des légions Panshiennes. Le conseiller à la sécurité du roi se leva pour accueillir Barens.</text:p>
      <text:list xml:id="list2001206695" text:style-name="L17">
        <text:list-item>
          <text:p text:style-name="P60"><text:span text:style-name="T2">Paix et </text:span><text:span text:style-name="T21">Salut</text:span><text:span text:style-name="T2"> Narlon, nous t’attendions.</text:span></text:p>
        </text:list-item>
        <text:list-item>
          <text:p text:style-name="P60"><text:span text:style-name="T2">Paix et </text:span><text:span text:style-name="T21">Salut</text:span> Sylvar. Ils échangèrent une brève poignée de mains et Sylvar, l’homme du roi, comme l’appelaient les officiers, se rassit.</text:p>
        </text:list-item>
        <text:list-item>
          <text:p text:style-name="P60">Messieurs, commençons. Le roi s’excuse, mais des affaires importantes, elles, requièrent toute son attention.</text:p>
        </text:list-item>
      </text:list>
      <text:p text:style-name="P6">Il y eut quelques rires, des sourires. C’était une plaisanterie commune et entendue au conseil du roi ; Tous ici savaient qu’eux aussi allaient traiter des affaires importantes, mais c’était plutôt bon signe. Les frontières étaient calmes depuis près de trois ans , ce qui n’était plus arrivé depuis la Grande paix signée <text:span text:style-name="T26">six-cents</text:span> ans plus tôt.</text:p>
      <text:list xml:id="list526507394" text:style-name="L32">
        <text:list-item>
          <text:p text:style-name="P78">Vous avez tous prit connaissance des rapports de secteurs. Ça n’était pas une question, Sylvar savait que tous les légats en avaient lu tout ou partie avant de se rendre au conseil. Dans le secteur nord, monsieur D’aflon-Luys nous le confirmera sans doute, la frontière n’a jamais été aussi calme.</text:p>
        </text:list-item>
      </text:list>
      <text:p text:style-name="P19">Barens se leva et , songeur, il se dirigea vers l’une des fenêtres de la salle.</text:p>
      <text:list xml:id="list1617176930" text:style-name="L33">
        <text:list-item>
          <text:p text:style-name="P79">Au centre nous avons ordonné à deux de nos légions de rejoindre le secteur sud, car c’est là que la situation est la plus conflictuelle. Nous avons à faire face à d’incessantes escarmouches de la part de petites unités commandos de Kotzash. Vinckharm ?</text:p>
        </text:list-item>
      </text:list>
      <text:p text:style-name="P18"><text:span text:style-name="T3">Le légat de la 5</text:span><text:span text:style-name="T17">e</text:span><text:span text:style-name="T3"> légion prit la parole calmement.</text:span></text:p>
      <text:list xml:id="list1452026122" text:style-name="L34">
        <text:list-item>
          <text:p text:style-name="P80">La situation n’est pas catastrophique, mais elle pourrait devenir préoccupante si elle s’éternise. Ces affrontements réguliers ont plusieurs effets dont il nous faut tenir compte. Nos pertes, tout d’abord, si elles sont minimes à chaque fois, s’élèvent déjà, en six mois, à deux mille hommes, pour plus de deux cents combats. A ce rythme, dans un an, nous aurons perdus l’équivalent d’une légion. D’autre-part, la fatigue ; même si nous opérons à des rotations avec la 8<text:span text:style-name="T16">e</text:span> et la 17<text:span text:style-name="T16">e</text:span>, cet état de tension permanent mène la vie dure à nos soldats. C’est pourquoi, il est important que la 7<text:span text:style-name="T16">e</text:span> et la 9<text:span text:style-name="T16">e</text:span> viennent nous soutenir.</text:p>
        </text:list-item>
        <text:list-item>
          <text:p text:style-name="P80">Il y a un troisième effet. Barens était dos au groupe et regardait au dehors, mais il avait écouté attentivement le rapport de son confrère. Nous dégarnissons les secteurs centre, donc nous déséquilibrons nos forces en présence, et mettons en danger notre plan de sécurité. En fait il y a aussi un dernier effet néfaste pour le moral, notamment, nous nous laissons attaquer sans réagir…</text:p>
        </text:list-item>
        <text:list-item>
          <text:p text:style-name="P80">Nous connaissons tous vos positions Barens, mais ces légions servent à ça… Vinckharm avait pris un ton légèrement amusé, il était plus âgé de quinze ans que le légat de la 20<text:span text:style-name="T16">e</text:span>. En fait, il avait même présidé à sa <text:span text:style-name="T21">nomination</text:span> de Légat. </text:p>
        </text:list-item>
      </text:list>
      <text:p text:style-name="P10"><text:span text:style-name="T10">C'était il y a... trop longtemps déjà.</text:span> Se dit Vinckharm. Barens resta face à sa fenêtre.</text:p>
      <text:list xml:id="list959537859" text:style-name="L35">
        <text:list-item>
          <text:p text:style-name="P81"><text:soft-page-break/>Ces légions servent dans un dispositif global de six légions, dont les missions sont : Assurer la sécurité interne du royaume et servir d’unités réserves et tampon en cas d’offensive majeure sur l’un des deux fronts, voir les deux, comme ça c’est déjà vu ! Donc nous déséquilibrons nos positions, mais surtout nous remettons en question notre plan de défense du royaume.</text:p>
        </text:list-item>
      </text:list>
      <text:p text:style-name="P6">Vinckharm se renfrogna. Il n’aimait pas qu’on lui tienne tête ainsi, mais c’était une habitude chez Barens.</text:p>
      <text:list xml:id="list860192413" text:style-name="L36">
        <text:list-item>
          <text:p text:style-name="P82">Que préconises-tu alors ? Demanda Sylvar.</text:p>
        </text:list-item>
        <text:list-item>
          <text:p text:style-name="P82">Laissons les légions descendre, mais qu’elles relèvent deux des légions les plus touchées, les 5 et 8 par exemple, afin que celles-ci les remplacent dans le dispositif centre<text:span text:style-name="T19">, </text:span><text:span text:style-name="T21">qu'elles puissent se reposer et regonfler leurs effectifs</text:span>.Mais, vous ne pensez qu’au dispositif. Je viens de vous dire que les hommes sont épuisés. Deux légions de plus leur faciliteraient grandement la tache.Dans le cas d’une offensive majeure, oui. Mais là nous avons à faire face à des attaques éclairs, de troupes qui se replient immédiatement derrière leur frontière. Vous nous l’avez dit vous même.<text:span text:style-name="T21"> Ils ont trouvés comment nous fatiguer. Ils ne peuvent nous vaincre en batailles rangées, alors ils optent pour la guérilla.</text:span></text:p>
        </text:list-item>
        <text:list-item>
          <text:p text:style-name="P82">Vinckharm, <text:span text:style-name="T21">Barens a raison, </text:span><text:span text:style-name="T2">ça n’est qu’une solution à court terme, vous vous en rendez compte ?</text:span><text:span text:style-name="T21"> En plus, nous risquons d'alourdir encore plus notre capacité de réaction et notre vitesse dans ce type de conflit.</text:span> Le légat qui venait de s’exprimer était le plus jeune du groupe. Il commandait la 16<text:span text:style-name="T16">e</text:span> légion, secteur nord. Barens saisi l’occasion.</text:p>
        </text:list-item>
        <text:list-item>
          <text:p text:style-name="P82">La fatigue s’étendra aux autres<text:span text:style-name="T19">, </text:span><text:span text:style-name="T21">le temps de coordonner vos actions, les Kotiens seront ailleurs et recommenceront inlassableme</text:span><text:span text:style-name="T19">nt</text:span>. Ce qu’il faut faire, c’est faire cesser les attaques.</text:p>
        </text:list-item>
        <text:list-item>
          <text:p text:style-name="P82">Tu vas encore nous parler d’offensive. Tu connais pourtant la position du roi sur ce sujet. Pas d’agression<text:span text:style-name="T21">.</text:span> Tant que nous restons des victimes, nous sommes assurés du soutien de nos alliés, et le droit est pour nous. Sylvar était intervenu calmement, mais on sentait une tension chez le vieil homme, tension qui planait sur tout le conseil.</text:p>
        </text:list-item>
        <text:list-item>
          <text:p text:style-name="P82">Je ne parle pas d’offensive, mais de contre-offensive. Ils attaquent non pas pour envahir, mais pour affaiblir. Profitons d’une de ces attaques mineures pour lancer une contre-attaque, qui les oblige à se mouiller, qui leur fasse peur. A notre tour affaiblissons les<text:span text:style-name="T19">,</text:span><text:span text:style-name="T21"> en coupant les lignes de soutient de leurs unités. Refermons la nasse, asphyxions les. Dans le même temps obligeons le gros de leurs troupes à nous arrêter, ils ne pourront pas le faire s'ils tentent de sauver leurs commandos. Deux légions bien coordonnées suffiront</text:span><text:span text:style-name="T2">.</text:span> Il faut frapper fort et pousser au delà de nos frontières. Nous devons leur montrer que nous sommes seuls à décider. Tant que nous ne réagirons pas plus efficacement, je ne vois aucune raison pour qu’ils s’arrêtent.</text:p>
        </text:list-item>
      </text:list>
      <text:list xml:id="list1940230842" text:style-name="L37">
        <text:list-item>
          <text:p text:style-name="P83">Mais les hommes… Vinckharm ne put terminer, Barens qui s’était retourné, frappa violemment sur la table.</text:p>
        </text:list-item>
        <text:list-item>
          <text:p text:style-name="P83">Je ne pense qu’à eux ! Nous avons déjà perdu deux mille hommes, vous nous l’avez dit. Vous voulez qu’on en perde encore beaucoup comme ça ? Son regard balaya le conseil. Je vous propose de réduire au silence pour un temps certain les armées Kotiennes.</text:p>
        </text:list-item>
        <text:list-item>
          <text:p text:style-name="P83">Mais les pertes d’une offensive… La voix de Vinckharm était déjà bien moins assurée, et les autres légats semblaient plonger dans de profondes réflexions.</text:p>
        </text:list-item>
        <text:list-item>
          <text:p text:style-name="P83">Nous ne sommes pas des comptables ! Il ne s’agit pas de savoir s’il vaut mieux perdre six mille hommes en un an, ou en un mois, il s’agit d’arrêter d’en perdre ! il s’agit d’assurer notre intégrité territoriale !</text:p>
        </text:list-item>
      </text:list>
      <text:p text:style-name="P13">C’est toujours comme ça. <text:span text:style-name="T14">Se dit Sylvar. Il fallait toujours que ces deux là s’affrontent sur des points stratégiques. Il savait bien que cela n’aurait pas de conséquences graves, les deux hommes s’estimaient et, sur les points importants, finissaient toujours pas s’entendre. mais là, il lui fallait bien reconnaître que Barens disait des choses sensées.</text:span></text:p>
      <text:list xml:id="list1834431338" text:style-name="L38">
        <text:list-item>
          <text:p text:style-name="P84">Messieurs, cessons là. Intervint-il. Je rapporterai vos avis au roi. Lui seul peut décider ou non d’une telle « contre-offensive ». <text:span text:style-name="T22">Subtil, mais ça peut peut être convenir au roi et aux diplomates... </text:span>En attendant les deux légions rejoignent le <text:span text:style-name="Internet_20_link"><text:span text:style-name="T13">Tremlor</text:span></text:span>. Barens, j’ai appris que vous faisiez route au sud, vous aussi.</text:p>
        </text:list-item>
      </text:list>
      <text:p text:style-name="P19">Toutes les têtes se tournèrent, surprises vers le légat.</text:p>
      <text:list xml:id="list496680891" text:style-name="L39">
        <text:list-item>
          <text:p text:style-name="P85">En effet, mon ami Tarum, commandant la 9<text:span text:style-name="T16">e</text:span> légion m’a demandé de le remplacer, car il doit faire face actuellement à des bandes de pillards dans la région d’Oren-Ach, et à des dissensions au sein de sa légion.</text:p>
        </text:list-item>
      </text:list>
      <text:p text:style-name="P19"><text:soft-page-break/>Il y eut des murmures autour de la table. Vinckharm hocha négativement la tête. Barens se demanda si c’était pour la décision cavalière de Tarum et de lui-même, ou pour les problèmes de dissensions. Il eut sa réponse.</text:p>
      <text:list xml:id="list138230565" text:style-name="L40">
        <text:list-item>
          <text:p text:style-name="P86">c’est tout bonnement ahurissant ! Et vous qui nous parliez de dispositif !</text:p>
        </text:list-item>
        <text:list-item>
          <text:p text:style-name="P86">Je comptais vous en informer. Il se trouve que ma légion, affectée en « <text:span text:style-name="Internet_20_link">campagne-mobile</text:span> » dans le dispositif centre, était la plus proche du Tremlor. Stratégiquement cela revenait donc à peu près au même. Deuxièmement, il lui fallait agir promptement. Le temps lui manquait pour attendre une réponse de la capitale. La manœuvre n’est pas très conventionnelle, mais heureusement que nos armées peuvent encore agir ainsi. N’oubliez pas que c’est notre mobilité et notre capacité d’adaptation qui nous ont toujours permis de réagir efficacement. Enfin, le dispositif n'est pas remis en cause, je le remplace, il me remplace.</text:p>
        </text:list-item>
        <text:list-item>
          <text:p text:style-name="P86">Tout cela est effectivement peu conventionnel. Mais je suppose qu’à situation exceptionnelle, solution exceptionnelle.</text:p>
        </text:list-item>
      </text:list>
      <text:p text:style-name="P6">Barens perçut parfaitement le message. Il valait mieux, à l’avenir, éviter de réitérer ce genre d’opération, mais cette fois le roi n’en saurait rien. Les onze hommes échangèrent, encore pendant une heure quelques informations tactiques sur la sécurité<text:span text:style-name="T18">, </text:span><text:span text:style-name="T26">écoutèrent les derniers rapports des Renseignements</text:span>. Sylvar leur donna les dernières instructions du roi et tout le monde s’apprêta à sortir. Quand ils eurent franchit la porte, Barens resté seul interpella Sylvar.</text:p>
      <text:list xml:id="list721906929" text:style-name="L41">
        <text:list-item>
          <text:p text:style-name="P87">Pouvons nous nous voir, assez rapidement avant que je reparte rejoindre ma légion ?</text:p>
        </text:list-item>
        <text:list-item>
          <text:p text:style-name="P87">Qu’y a-t-il ? Sylvar s’interrompit et vit au regard de Barens que la chose était suffisamment importante pour ne pas être traitée sur le pas de la porte.</text:p>
        </text:list-item>
        <text:list-item>
          <text:p text:style-name="P87">Bien sûr… Seuls ?</text:p>
        </text:list-item>
        <text:list-item>
          <text:p text:style-name="P87">Demande à Vinckharm de venir, mais il est inutile d’alerter les autres pour le moment.</text:p>
        </text:list-item>
        <text:list-item>
          <text:p text:style-name="P87">Et bien disons ce soir, dans mes appartements vers dix heures.</text:p>
        </text:list-item>
      </text:list>
      <text:p text:style-name="P6">Les deux hommes se saluèrent et Barens retourna à son hôtel d’un pas alerte, il avait un courrier urgent à envoyer. Sylvar le regarda s'éloigner un instant, perplexe. Que pouvez bien avoir à lui dire le légat. L’étoile montante des armées Panshiennes, avait sûrement quelque chose de grave à dévoiler à l’homme du roi…</text:p>
      <text:p text:style-name="P6"/>
      <text:p text:style-name="P6">Vinckharm arriva le dernier. Le vieux légat avait la détestable habitude d’arriver en retard, et cette fois encore il ne dérogea pas. Sylvar le fit entrer dans son salon particulier, sobre mais cossu. On y sentait la richesse, on y respirait le pouvoir. Barens était assis dans un large fauteuil en peau brune, tannée par le temps.</text:p>
      <text:p text:style-name="P13">Et sans doute par le passage de nombreux culs illustres.</text:p>
      <text:p text:style-name="P6">Se dit Vinckharm qui entrait ici pour la première fois lui aussi.</text:p>
      <text:list xml:id="list1594104166" text:style-name="L42">
        <text:list-item>
          <text:p text:style-name="P72"><text:span text:style-name="T21">Asseyons nous messieurs. Je n'ai pas pour habitude de recevoir dans mes appartements privés, mais l'affaire semblait grave</text:span><text:span text:style-name="T19">.</text:span></text:p>
        </text:list-item>
        <text:list-item>
          <text:p text:style-name="P72">Vous allez encore nous parler des lois des « désignations » ? Demanda, sur le mode de la plaisanterie, Vinckharm à Barens.</text:p>
        </text:list-item>
        <text:list-item>
          <text:p text:style-name="P72">Je referai une demande écrite en ce sens au roi… Il s’arrêta, et se gratta la tête, signe d’une certaine nervosité.</text:p>
        </text:list-item>
      </text:list>
      <text:list xml:id="list1979227656" text:style-name="L43">
        <text:list-header>
          <text:p text:style-name="P74">Comment leur dire ça...</text:p>
        </text:list-header>
      </text:list>
      <text:list xml:id="list1938586000" text:style-name="L44">
        <text:list-item>
          <text:p text:style-name="P88">Sérieusement, je crains une attaque Darshienne d'envergure d’ici peu.</text:p>
        </text:list-item>
      </text:list>
      <text:p text:style-name="P19">Barens était réputé pour ne pas tourner autour du pot, mais là c’était franchement abrupt. Les deux hommes accusèrent le coup. Sylvar se carra dans son fauteuil et Vinckharm sortit sa pipe et commença à la bourrer soigneusement. Panshaw était habitué à subir des assauts de son voisin du nord, mais depuis deux ans il n’y avait plus eu d’affrontement entre les deux royaumes. Depuis que Darsh avait mené une vaste offensive sur l’ensemble de la frontière afin de troubler la défense Panshienne. Cette attaque sauvage s’était soldée par une cinglante défaite et une retraite désordonnée qui aurait pu coûter bien plus à Darsh, si les armées Panshiennes et la 20<text:span text:style-name="T16">e</text:span> légion en particulier n’avaient pas reçu l’ordre imminent de s’arrêter à la frontière. Une leçon qui s’était soldée par la mort de plus de <text:span text:style-name="T26">80.000</text:span> Darshiens et <text:span text:style-name="T26">50.000</text:span> Panshiens. Une leçon que, pensait on à Derach-Ach, les Darshiens n’étaient pas prêts d’oublier, et une expérience qu’ils ne voudraient certainement pas réitérer avant longtemps. Ce en quoi on se trompait lourdement…</text:p>
      <text:p text:style-name="P19">...</text:p>
      <text:p text:style-name="P6"><text:soft-page-break/>Lauranna chevauchait calmement. Elle semblait indifférente aux paysages somptueux qui s’étiraient devant elle. Un rapace fit une volte, haut dans le ciel matinal, il poussa un cri aigu et plongea jusqu’à disparaître dans l’épaisse fourrure de la forêt dans laquelle la cavalière allait pénétrer, dernière étape avant l’Ashrina d’Orangis.</text:p>
      <text:p text:style-name="P13">Pourquoi le baron avait-il toléré que le moine du conseil soit là ?</text:p>
      <text:p text:style-name="P6">Les Parfaits avaient effectivement de bonnes raisons d’envoyer un espion auprès du baron. Le vieil homme était un noble influent, un chef de guerre respecté et écouté, donc un danger possible pour le conseil. D’autre-part sa dernière idée, si elle avait le mérite d’être simple, de porter un coup sans précédent aux forces panshiennes, et d’offrir à Darsh la possibilité d’une victoire sans égal sur l’ennemi éternel, faisait aussi du baron le champion, l’homme incontournable du royaume. Il fallait donc être sûr que celui-ci n’avait pas de velléités de pouvoir. Évidemment, si le baron refusait l’émissaire du conseil, il se plaçait immédiatement en position délicate. Du moins attirerait-il déraisonnablement l’attention sûr lui. Pourtant, rien de bien important ne s’était dit dans cette entrevue.</text:p>
      <text:p text:style-name="P13">La mission bien entendu, mais rien n’indiquait quelles étaient les intentions de ce vieux salopard de Kineen. Si intention il avait.</text:p>
      <text:p text:style-name="P6">Mais ça, Lauranna en était sûre.</text:p>
      <text:p text:style-name="P6">A l’approche de l’ashrina elle dévoila sa longue chevelure blonde, tenue en une tresse complexe. Le lourd manteau qui la couvrait, protégeait jusqu’à la croupe sa jument et dissimulait à peine la fine rapière qu’elle portait au côté.</text:p>
      <text:p text:style-name="P6">L’ashrina d’Orangis était similaire à toutes les ashrina, octogonale, ressemblant à une grosse forteresse ou à une ville fortifiée. Elle regroupait plus de la moitié de la population de l’Ashra, la plus importante au sud d’Ashra-Uhn-oris. Le baron régnait militairement, mais l’ashrina était le centre politique et social de la région. C’est là que se décidaient l’organisation et la vie quotidienne des Darshiens. Et ce quotidien était dicté par le conseil des Parfaits, qui dans chaque ashrina avait un émissaire. A cause de cela, les Panshiens qualifiaient Darsh de dictature théocratique.</text:p>
      <text:p text:style-name="P13">Ces imbéciles qui pensaient tout connaître et se réfugiaient à la moindre alerte, apeurés, derrière leurs sacro-saintes légions. Le pouvoir à Panshaw est à l’armée. Si ça n’est pas une dictature, c’est uniquement parce que les Panshiens sont des hypocrites.</text:p>
      <text:p text:style-name="P6">Les bâtiments étaient austères et fonctionnels, comme les gens de Darsh. On ne savait jamais dans quelles mesures le climat et la nature difficile d’un pays influençaient le caractère de ses habitants, mais on devait reconnaître qu’à l’image de cette nature austère, les Darshiens étaient froids et peu avenants. Le Darshien était un solide gaillard, généralement assez grand, mais bourru et peu enclin aux festivités. Il était surtout un combattant sauvage, que les légendes qualifiaient même de sanguinaire. Lauranna souri malgré elle à cette pensée. Elle se demandait combien d’hommes il fallait tuer pour alimenter cette légende, et se dit même qu’elle avait dû y contribuer.</text:p>
      <text:p text:style-name="P13">Ne suis-je pas une légende vivante ?</text:p>
      <text:p text:style-name="P6">Cette dernière pensée la fit encore sourire, puis elle s’avisa qu’il s’agissait plus d’une question de qualité que de quantité de morts !</text:p>
      <text:p text:style-name="P6">Elle franchit la voûte d’ogive grise de l’ashrina. Il n’y avait pas garde, ça n’avait rien de surprenant, sauf pour l’étranger. Devant une ville fortifiée on s’attendait à une milice, pour le moins. Mais les soldats étaient cantonnés ailleurs, dans les forts et les châteaux, le long des marches du royaume. Signes tangibles d’un état perpétuellement en guerre, ces forteresses étaient judicieusement placées à tous les cols, sur toutes les routes stratégiques, principalement aux abords des frontières. Elles faisaient l’objet de soins tout particuliers, d’ailleurs les armées darshiennes excellaient dans le génie, pour la simple raison que c’était elle <text:span text:style-name="T25">et non l'état</text:span><text:span text:style-name="T18"> </text:span>qui entretenait tous ces forts.</text:p>
      <text:p text:style-name="P6">Les Darshiens étaient fiers de leurs châteaux. Ce sont ces derniers qui ont toujours permit au royaume de résister aux contre-attaques Panshiennes. Les stratèges avaient, en effet, deux missions. La première, élaborer des plans d’invasion, ou des raids sur Panshaw. L’autre, protéger le royaume contre les représailles Panshiennes, car depuis des décennies, jamais une guerre ne s’était terminée autrement que par une retraite Darshienne et une contre-offensive Panshienne. Encore que rares aient été les incursions en territoire Darshien par les légions Panshiennes.</text:p>
      <text:p text:style-name="P8">Encore une preuve de leur lâcheté, sinon de leur prétention...</text:p>
      <text:p text:style-name="P6">Cet état de fait avait deux conséquences immédiates, la première était que Darsh vouait une haine inextinguible pour Panshaw, et la deuxième beaucoup plus embarrassante pour l'état-major Darshien, était qu’aucun officier Darshien n’imaginait qu’on puisse, seul, battre les armées de la « terre du milieu ». Ascendant psychologique extraordinaire que cultivait soigneusement, par une propagande ciblée, les légions Panshiennes.</text:p>
      <text:p text:style-name="P6"><text:soft-page-break/>Les Ashrina étaient ouvertes, on entrait par un large passage voûté, sans porte, sans grille ni herse. Il n’y avait qu’une entrée, et c’était la même pour sortir. Il était tôt et il y avait encore peu d’activité au sein de l’Ashrina. Lauranna dirigea sa monture vers l’unique auberge, se frayant un passage au milieu de quelques volatiles de basse-cour, qui piaillèrent et s’égayèrent en tout sens. Au moment où elle mit pied à terre, une jeune fille vint la voir. La quinzaine, ses cheveux rasés et sa longue robe de peau tannée indiquaient sûrement son appartenance au Morganat.</text:p>
      <text:p text:style-name="P13">Tout comme je le fus.</text:p>
      <text:list xml:id="list760704412" text:style-name="L14">
        <text:list-item>
          <text:p text:style-name="P57">Il y a donc une école ici ? La jeune fille inclinait la tête en croisant les mains sur sa poitrine en guise de salut et dit :</text:p>
        </text:list-item>
        <text:list-item>
          <text:p text:style-name="P57"><text:span text:style-name="Internet_20_link"><text:span text:style-name="T13">L’Ashra</text:span></text:span><text:span text:style-name="T15"> </text:span>est assez importante. Après un bref silence, pendant lequel elle vit Lauranna dessangler sa jument, elle redressa la tête et ajouta :</text:p>
        </text:list-item>
        <text:list-item>
          <text:p text:style-name="P57">Mère, la <text:span text:style-name="Internet_20_link"><text:span text:style-name="T13">Révérende</text:span></text:span> Lisiama veut vous voir, maintenant. Le ton n'était-il pas un peu péremptoire ?</text:p>
        </text:list-item>
        <text:list-item>
          <text:p text:style-name="P57">Doucement petite ! La voix semblait sorti d’outre-tombe, et la jeune imprudente ressenti une violente douleur à l'estomac comme un poing qui la frappait. Elle tomba à genoux.</text:p>
        </text:list-item>
        <text:list-item>
          <text:p text:style-name="P57">Ne t’avons nous pas appris le respect des aînées ? Relève-toi et conduis-moi<text:span text:style-name="T19">, </text:span><text:span text:style-name="T21">maintenant</text:span><text:span text:style-name="T2">.</text:span></text:p>
        </text:list-item>
      </text:list>
      <text:p text:style-name="P6">L’enfant bredouilla des excuses et fébrilement guida Lauranna vers l’école. Elle avait eu mal, elle sentait encore son corps douloureux, la Voix… Un jour elle saurait aussi l’utiliser. Pour le moment elle devait encore apprendre et encaisser. Elles entrèrent par une double porte de métal dans l’école. Puis elles pénétrèrent dans un hall sombre, éclairé faiblement par des braseros qui projetaient des ombres dansantes sur les murs gris et froids de la salle.</text:p>
      <text:p text:style-name="P6">La jeune fille demanda à Lauranna de bien vouloir attendre ici, et sortit par une petite porte basse au fond de la pièce. Lauranna fit quelques pas au milieu du hall, vers cette porte, sembla hésiter un instant et s’avança encore, puis elle se retourna calmement pour contempler, sans doute la Révérende Lisiama. Celle-ci arrêta ses pas aussitôt. Elle eut un léger sourire, tira une lettre d’une de ses manches et la tendit à Lauranna.</text:p>
      <text:list xml:id="list1804647699" text:style-name="L15">
        <text:list-item>
          <text:p text:style-name="P58">Bienvenue à toi sœur, ceci est pour toi et vient du Centre.</text:p>
        </text:list-item>
        <text:list-item>
          <text:p text:style-name="P58">Je ne suis plus membre du Centre…</text:p>
        </text:list-item>
        <text:list-item>
          <text:p text:style-name="P58">Mais tu lui est redevable. Paie ta dette et tu seras libre. Lis cette lettre.</text:p>
        </text:list-item>
      </text:list>
      <text:p text:style-name="P6">Lauranna s’avança pour prendre la lettre. Elle vit les trois sceaux du Centre du Morganat, les décacheta et lut… Puis elle relut encore en s’attardant sur les derniers mots.</text:p>
      <text:p text:style-name="P13">« …tu auras un fils que tu nous donneras. Fais ce que tu veux du père. » Un fils ?Le moment était-il venu ? Le Morganat approchait-il du but ? Avaient elles eu vent de sa mission ? Libre. Payer ma dette…</text:p>
      <text:p text:style-name="P6">Son visage ne marqua aucune stupeur, ni aucune émotion à la lecture, même si la Révérende perçu, peut-être, elle n’en était pas sûre, un léger trouble chez l’Hydre-blanche. Celle-ci froissa le papier et le fit brûler dans l’un des braseros.</text:p>
      <text:list xml:id="list758452630" text:style-name="L16">
        <text:list-item>
          <text:p text:style-name="P59">Je ne peux rester, Révérende. Elle ajouta : La jeune sœur que vous m’avez envoyée…</text:p>
        </text:list-item>
        <text:list-item>
          <text:p text:style-name="P59">Fiama ?</text:p>
        </text:list-item>
        <text:list-item>
          <text:p text:style-name="P59">Elle a du caractère, mais il faut qu’elle apprenne à contrôler son orgueil.</text:p>
        </text:list-item>
        <text:list-item>
          <text:p text:style-name="P59">C’est une bonne élève. Elle apprendra.</text:p>
        </text:list-item>
      </text:list>
      <text:p text:style-name="P13">Bien sûr, elle apprendra, comme moi. Elle souffrira, mais elle apprendra.</text:p>
      <text:p text:style-name="P6">Lauranna esquissa cependant un sourire, s’inclina pour saluer et partit. Lorsque la porte claqua derrière elle, la Révérende était encore à la suivre des yeux.</text:p>
      <text:p text:style-name="P13">C’est vrai qu’elle est étonnante. Comment a-t-elle pu m’entendre arriver ? Je me fais vieille ?</text:p>
      <text:p text:style-name="P6">Lisiama referma son esprit sur ses doutes et quitta le hall.</text:p>
      <text:p text:style-name="P6">...</text:p>
      <text:p text:style-name="P5"><text:span text:style-name="T3"/></text:p>
      <text:p text:style-name="P9">...</text:p>
      <text:p text:style-name="P10"/>
      <text:h text:style-name="P34" text:outline-level="1"><text:soft-page-break/>T’An-T’Aï</text:h>
      <text:p text:style-name="P22">« L’air vibre, il y a comme un bourdonnement, comme lorsque la foudre s’apprête à tomber. Le processus physique est incompréhensible, mais l’air s’obscurcit, non qu’il y est plus de nuage ou des brumes, mais plutôt que l’air devient plus dense, comme plus compact. Et ce, tout autour du Jidaï-Atah ; C’est ainsi qu’on les nomme… ».</text:p>
      <text:p text:style-name="P23">Extrait du « petit manuel d’Annwfn » </text:p>
      <text:p text:style-name="P23">d’Alisée Stafford.</text:p>
      <text:p text:style-name="P4"/>
      <text:p text:style-name="P6">Leysseen s'approcha de la Voile. C'est ainsi que les Sethiens nommaient leur véhicule. Une sorte d'immense traîneau, tiré par six Dromas et propulsé par une grande voile triangulaire flottant au dessus d'un pont recouvert de toiles. Celles-ci protégeaient les marchandises et les personnes qui n'étaient pas de garde et se reposaient. Du bord de la balustrade, il pouvait voir Elvan étendu sur une couche, divers bandeaux lui recouvraient la tête et le visage. Ysaël se pencha sur son frère et épongea son front brûlant.</text:p>
      <text:list xml:id="list89414868" text:style-name="WW8Num20">
        <text:list-item>
          <text:p text:style-name="P99">Comment va-t-il ? Ysaël se retourna le visage grave.</text:p>
        </text:list-item>
        <text:list-item>
          <text:p text:style-name="P99">Il dort. Sha'Mn Ilot dit qu'il devrait pouvoir marcher d'ici deux jours, qu'il est jeune et fort et qu'il récupérera vite. Leyseen laissa un court silence puis dit plus doucement.</text:p>
        </text:list-item>
        <text:list-item>
          <text:p text:style-name="P99">Acharb m'a dit que c'était un dragon. Un grand ver, comme certains anciens les appellent. Qu'on a eu beaucoup de chance.</text:p>
        </text:list-item>
        <text:list-item>
          <text:p text:style-name="P99">De la chance ! Si Elvan...</text:p>
        </text:list-item>
        <text:list-item>
          <text:p text:style-name="P99">Il le sait. La coupa Leyseen. Il reconnaît lui même que la caravane a été complètement prise de surprise. D'habitude les dragons ne dorment pas si près de cette route...</text:p>
        </text:list-item>
        <text:list-item>
          <text:p text:style-name="P99">D'habitude ! Quelles habitudes encore devons nous découvrir ? Ysaël ne dissimulait même plus sa colère. Leyseen fut surpris et la regarda perplexe. Devant son regard, elle se figea.</text:p>
        </text:list-item>
        <text:list-item>
          <text:p text:style-name="P104"><text:span text:style-name="T3">Va ! Reprend ta place dans la garde. Il ne faudrait pas qu'on se fasse surprendre une nouvelle fois. Elle détourna ses yeux et retourna au chevet d'Elvan. Leyseen l'observa encore un instant puis accéléra pour rejoindre son équipier. </text:span><text:span text:style-name="T6">Qu'est-ce que je lui ai fait ? Ce n'est tout de même pas de ma faute</text:span><text:span text:style-name="T3">. Il balaya ses pensées d'un revers de la main et se concentra sur sa garde. Il était déjà loin quand Ysaël laissa aller ses sanglots. Elle ne pouvait plus les arrêter. Ils se déversaient en cascade silencieuse, la secouaient et faisaient trembler tout son corps. Elle se recroquevilla contre son frère. </text:span><text:span text:style-name="T6">Pardonne-moi. C'est ma frivolité qui a causé tout ça... Je serai forte désormais, je te le promet</text:span><text:span text:style-name="T3">. Elle murmura ces derniers mots et Elvan soupira dans son sommeil.</text:span></text:p>
        </text:list-item>
      </text:list>
      <text:p text:style-name="P6">...</text:p>
      <text:p text:style-name="P6">Des trois, ce fut Leyseen qui la vit le premier. T’An-T’Aï, la ville aux 10000 bannières. Depuis plusieurs jours, il aidait les hommes de tête dans la conduite, pendant qu’Elvan et Ysael étaient cantonnés plus en retrait dans la caravane. Elvan se remettait doucement de l'Inaï-A'sinn qui l'avait terrassé lors de sa confrontation au dragon des sables. Ces chocs en retour pouvaient être mortels pour les Jidaï-Atah imprudents, quand les énergies naturelles bouleversées par la volonté du jeteur de sort, refluaient par lui pour reprendre leur place dans l'ordre naturel des choses. Ysaël s'était montré particulièrement attentive, douce et prévenante avec son frère durant toute sa convalescence qui avait durée presque sept jours. Elle s'était montré plus froide et plus distante avec Leyseen qu'elle ne l'avait jamais été. Quand il essayait de lui demander ce qui n'allait pas, elle détournait ses doutes par une boutade en lui assurant qu'il n'y avait rien. Qu'il était trop sérieux. Il n'insistait pas.</text:p>
      <text:p text:style-name="P6">La ville était apparue presque soudainement, immense, telle une masse de rocailles qui prenait racine dans le sable même du désert. Sur ses tours et ses remparts flottaient une multitude d’oriflammes, symboles des clans, blasons des Thégérits. On aurait dit que la ville volait au-dessus du sol poussiéreux. Plus ils s’approchaient, plus elle apparaissait belle, tentaculaire, inquiétante, tout à la fois captivante et effrayante. C’était T’An-T’Aï, c’était la ville du roi, celle aux trois remparts, la capitale du royaume du désert : Chanseth.</text:p>
      <text:p text:style-name="P5"><text:soft-page-break/><text:span text:style-name="T3">De ses immenses portes s’échappaient un flot continu de caravanes qui filaient vers les destinations obscures du Grand blanc, comme avaient appris à le nommer Leyseen et </text:span><text:span text:style-name="T3">ses camarades. Pendant ce temps, </text:span><text:span text:style-name="T3">une marée non moins continue d’autres caravanes s’engouffraient dans les dédales urbains de la première cité que voyaient</text:span><text:span text:style-name="T3"> les trois jeunes gens, sortis depuis à peine trente</text:span><text:span text:style-name="T3"> jours du complexe de la tour.</text:span></text:p>
      <text:p text:style-name="P6">Leyseen fut tiré de sa stupeur par un rire amical. A côté de lui, Askenuh étalait ses dents blanches dans une grimace hilare.</text:p>
      <text:list xml:id="list1585296551" text:style-name="WW8Num19">
        <text:list-item>
          <text:p text:style-name="P89">Ne t’en fais pas, fit-il sur un ton comploteur, elle ne mange pas vraiment les hommes ! Et il repartit à rire en s’éloignant de Leyseen encore interloqué.</text:p>
        </text:list-item>
      </text:list>
      <text:p text:style-name="P18"><text:span text:style-name="T3">Cela faisait plus de cinq heures que la caravane piétinait avec de nombreux et assommants temps d’arrêt. Elle entrait péniblement dans la ville. T’An Acharb l’avait annoncé la veille, ils arriveraient à la mauvaise heure, l’heure où les contrôles sont les plus nombreux et les entrées les plus importantes… Leyssen</text:span><text:span text:style-name="T3"> restait émerveillé de la multitude de gens. Lui qui était resté confiné pendant vingt ans dans cet espace clos et protecteur de la tour.</text:span></text:p>
      <text:p text:style-name="P13">Tant de gens, tant de couleurs, de bruits et d’odeurs à la fois.</text:p>
      <text:p text:style-name="P6">C’était enivrant. Il était comme un enfant, à la frontière de la peur et de la fascination. Puis la stupéfaction fit place aux doutes, et les doutes à l’angoisse. Elvan se demandait ce qu’ils allaient faire maintenant. Ils étaient sortis de la tour avec des rêves de voyages et des envies de découvertes débordantes, mais ici, dans ce brouhaha, au milieu de cette immense inconnue.</text:p>
      <text:p text:style-name="P12"><text:span text:style-name="T3">Qu’allaient-ils faire maintenant ?</text:span><text:span text:style-name="T8"> Ils n'en n'avaient jamais parlé. Les événements et la succession rituelle des journées ne leur avait pas laissé le loisir. Quand la journée s'achevait enfin, les trois jeunes gens sombraient rapidement dans un sommeil réparateur et sans rêve.</text:span></text:p>
      <text:p text:style-name="P5"><text:span text:style-name="T3">Il</text:span><text:span text:style-name="T3"> leva les yeux une fois de plus vers les remparts immenses. Le bruit était assourdissant, des milliers de gens, des caravaniers qui s’interpellaient, des enfants qui jouaient, des gardes qui discutaient et des animaux qui piaffaient d’impatience. Ysael et Elvan arrivèrent ensembles. Ils rayonnaient d’émerveillement, et tirèrent le jeune homme de ses pensées.</text:span></text:p>
      <text:list xml:id="list142499157" text:continue-numbering="true" text:style-name="WW8Num19">
        <text:list-item>
          <text:p text:style-name="P89">T’An Acharb nous attend en tête, maintenant, ajouta Leyseen vers Elvan qui semblait hésiter.</text:p>
        </text:list-item>
      </text:list>
      <text:p text:style-name="P19">Il rassembla ses maigres affaires et les trois jeunes se dirigèrent vers la tête de la caravane. Là le T’An les attendait effectivement, un garde barbu et trapu discutait avec lui, avec des gestes et de grands éclats de rire. Ils les aperçurent et leur discussion s’arrêta net. Instinctivement, Ysael et Leyseen laissèrent Elvan s’approcher comme porte-parole.</text:p>
      <text:list xml:id="list1780582487" text:continue-numbering="true" text:style-name="WW8Num19">
        <text:list-item>
          <text:p text:style-name="P89">Jidaï-Atah, j’ai été heureux de te rencontrer, toi et tes amis. Vous serez toujours les bienvenus. Vous... avez remplis votre office au sein de notre convoi au-delà de mes espérances. Maintenant, vous allez quitter la caravane. Vous appartenez à T’An-T’Aï. Cet officier va vous conduire au bureau des identités. Ne vous inquiétez pas, dites-lui la vérité et que les sables vous protègent.</text:p>
        </text:list-item>
        <text:list-item>
          <text:p text:style-name="P89">Que les vents de sable s’épuisent et que ta route soit étoilée ! Merci T’An Acharb de ton accueil et de ton savoir. Acharb pencha la tête de côté en écoutant les formules de politesse. Un sourire énigmatique alluma son visage , il saisit Elvan par les épaules et lui porta une chaleureuse accolade. </text:p>
        </text:list-item>
      </text:list>
      <text:p text:style-name="P6">L’officier inclina gravement la tête, Elvan sourit une dernière fois à T’An Acharb et ce dernier repartit pour la caravane qui continuait son chemin dans les ruelles, vers les caravansérails. L’officier salua et leur pria de le suivre. Ils quittèrent ainsi la foule pour entrer dans l’une des deux tours de la porte de la ville.</text:p>
      <text:list xml:id="list1856726302" text:continue-numbering="true" text:style-name="WW8Num19">
        <text:list-item>
          <text:p text:style-name="P89">Il est rare de voir un étranger connaître nos formules de politesse. Où les avez-vous apprises ? Demanda nonchalamment l’officier.</text:p>
        </text:list-item>
      </text:list>
      <text:p text:style-name="P21">Dites-lui la vérité…</text:p>
      <text:p text:style-name="P6">Les paroles d’Acharb résonnaient encore dans la tête d’Elvan, et maintenant son esprit tournait à toute vitesse. Il n’avait jamais eu l’intention de mentir. Que pouvait signifier cette mise en-garde ? Son séjour dans la caravane lui avait appris que le T’An ne parlait jamais à la légère, il avait souvent employé des formules énigmatiques, mais le jeune homme avait toujours su entendre les mots couverts.</text:p>
      <text:list xml:id="list337063099" text:continue-numbering="true" text:style-name="WW8Num19">
        <text:list-item>
          <text:p text:style-name="P89">Ce sont nos censeurs qui nous les ont apprises. Nous les appelons les frêres-parents.<text:span text:style-name="T10"> La vérité. Juste ce qu'il faut. Il devra s'en contenter.</text:span> <text:span text:style-name="T1">Elvan crut voir l’officier sourciller, mais il n’en était pas certain, et celui-ci ne lui répondit que par un vague grognement d’assentiment. Si Elvan avait poussé plus avant son observation, il aurait peut-être vu la main posée sur la garde de l’épée quitter sa place et ces petits signes d’affaissement qu’ont les hommes mis en confiance. Ysaël le vit et serra doucement la main de Leyseen qui lui fit un clin d'oeil.</text:span></text:p>
        </text:list-item>
      </text:list>
      <text:p text:style-name="P6"><text:soft-page-break/>A l’intérieur, la petite porte de bois cloutée refermée, la chaleur tomba pour laisser la place à une agréable fraîcheur, et Elvan remercia Eù de cette pénombre bienfaisante pour ses yeux. Depuis qu’ils étaient sortis, il avait passé quelques nuits à avoir les yeux qui pleuraient, gonflés par trop de lumière. Heureusement, l’onguent de soin appliqué régulièrement avait un peu facilité cette acclimatation. Ysael et Leyseen semblaient mieux supporter le changement radical de lumière ambiante. Pour le moment, Elvan avait encore du mal avec l’intensité diurne.</text:p>
      <text:p text:style-name="P6">Ils franchirent cinq portes, gravirent trente-trois marches et croisèrent onze gardes, pour déboucher dans une petite pièce vide, hormis deux chaises et un banc. Il y avait encore une porte. L’officier, qu’Elvan savait désormais être un capitaine, entra seul dans le bureau. Il en ressortit au bout de quelques minutes pour demander à Ysael d’entrer, et il resta avec les deux amis.</text:p>
      <text:p text:style-name="P5"><text:span text:style-name="T3">Chacun des entretients</text:span><text:span text:style-name="T3"> dura presque dix minutes, et Elvan fut le dernier. Le bureau était une petite salle, haute de plafond, couverte d’étagères, elles-mêmes recouvertes de milliers de parchemins, papiers et liasses en tout genre, rangés soigneusement. Au centre, une table, elle-même bondée de piles de papiers et de dossiers. Et derrière cette table, un vieux secrétaire portant des besicles. Shailiot</text:span><text:span text:style-name="T3"> était son nom.</text:span></text:p>
      <text:p text:style-name="P5"><text:span text:style-name="T3">Shailiot</text:span><text:span text:style-name="T3"> avait vu passer des milliers d’étrangers, des jeunes, comme ceux-là, des «sans-papier »comme il les appelait. La loi exigeait qu’on leur donne un papier d’identité. Résidu des temps anciens, une bonne chose, pensait-il.</text:span></text:p>
      <text:list xml:id="list2130926169" text:continue-numbering="true" text:style-name="WW8Num19">
        <text:list-item>
          <text:p text:style-name="P89">Vos noms, prénoms et nationalité, si vous la connaissez, dit-il en remontant le nez vers Elvan. </text:p>
        </text:list-item>
        <text:list-item>
          <text:p text:style-name="P89">Elvan, je n’ai pas de nom.</text:p>
        </text:list-item>
        <text:list-item>
          <text:p text:style-name="P89">Ce n’est pas grave. Connaissez-vous au moins votre nationalité jeune orphelin.</text:p>
        </text:list-item>
        <text:list-item>
          <text:p text:style-name="P89">Panshaw.</text:p>
        </text:list-item>
        <text:list-item>
          <text:p text:style-name="P89">Quel âge ?</text:p>
        </text:list-item>
        <text:list-item>
          <text:p text:style-name="P89">19 ans, je crois.</text:p>
        </text:list-item>
        <text:list-item>
          <text:p text:style-name="P89">Savez-vous faire quelque chose, avez-vous un métier ?</text:p>
        </text:list-item>
        <text:list-item>
          <text:p text:style-name="P89">Elvan hésita un instant.</text:p>
        </text:list-item>
      </text:list>
      <text:p text:style-name="P11">Jidaï-Atah. Dit-il doucement. <text:span text:style-name="T1">Shailiot</text:span>, releva le nez de son papier, et demanda les yeux rivés dans ceux d’Elvan :</text:p>
      <text:list xml:id="list1112135289" text:continue-numbering="true" text:style-name="WW8Num19">
        <text:list-item>
          <text:p text:style-name="P89">Quelle école ?</text:p>
        </text:list-item>
        <text:list-item>
          <text:p text:style-name="P89">Les trois…</text:p>
        </text:list-item>
        <text:list-item>
          <text:p text:style-name="P89">Ma question est on-ne-peut plus sérieuse. Ne vous moquez pas de moi jeune Jidaï-Atah ? Il faut des années pour maîtriser une école.</text:p>
        </text:list-item>
      </text:list>
      <text:p text:style-name="P11">Je ne prétends pas les maîtriser, mais de là où je viens, et les frères-parents m’ont enseigné les trois Jidù ! Elvan n’avait pas sourcillé et ses yeux étaient restés dans ceux de <text:span text:style-name="T1">Shailiot</text:span>, il disait la vérité.</text:p>
      <text:list xml:id="list992016205" text:continue-numbering="true" text:style-name="WW8Num19">
        <text:list-item>
          <text:p text:style-name="P89">Ne vous fâchez pas jeune homme, mais je devais m’assurer de vos dires. Vous voilà maintenant titulaire de papiers d’identité. Gardez-les précieusement, ils vous aideront à passer les frontières. Vous dépendez maintenant de la législation du Thégérit T’An-T’Aï. Allez et bon courage.</text:p>
        </text:list-item>
      </text:list>
      <text:p text:style-name="P6">Elvan sortit la mine renfrognée, et au regard d’Ysael, il sut qu’elle avait entendu son éclat de voix. Ils avaient tous entendu. L’officier était là prêt à les raccompagner au dehors, un léger sourire narquois se dessinait sur ses lèvres. Ysaël devança son frère :</text:p>
      <text:list xml:id="list440721157" text:style-name="WW8Num21">
        <text:list-item>
          <text:p text:style-name="P76">Connaîtriez-vous une auberge, pas trop chère, mais où l’on y puisse bien dormir et bien manger ?</text:p>
        </text:list-item>
      </text:list>
      <text:p text:style-name="P20">Elvan voulut intervenir : </text:p>
      <text:list xml:id="list403252106" text:style-name="WW8Num22">
        <text:list-item>
          <text:p text:style-name="P77">Ysaël, cet officier a autre chose à faire...</text:p>
        </text:list-item>
        <text:list-item>
          <text:p text:style-name="P77">Le bon prophète, je vais vous y conduire, Jidaï-Atah, vous et vos amis. L'officier eut un sourire énigmatique vers Ysaël et partit devant.</text:p>
        </text:list-item>
      </text:list>
      <text:p text:style-name="P5"><text:span text:style-name="T3">Elvan resta un instant perplexe. L’officier faisait-il de l’humour ? Etait-il intéressé par Ysaël ? Il lui semblait comprendre la même intention que celle de T’An Acharb, le premier soir. Il savait que sa maîtrise, était rare sur Annwfn, mais depuis qu’il était « sortis</text:span><text:span text:style-name="T3"> » il en prenait chaque jour la mesure. Il se jura d’être désormais plus prudent sur ce sujet. </text:span></text:p>
      <text:p text:style-name="P6">…/…</text:p>
      <text:p text:style-name="P6"/>
      <text:p text:style-name="P6"><text:soft-page-break/>Les trois amis descendirent dans la rue vibrante d’activités. C’était pour eux une explosion de sons, de couleurs, de lumières et de senteurs nouvelles, et cette cacophonie freina leur ardeur. Ysaël était rayonnante. C'était-elle qui avait insisté pour qu'ils sortent de leur auberge.</text:p>
      <text:list xml:id="list1454155787" text:style-name="WW8Num23">
        <text:list-item>
          <text:p text:style-name="P105"><text:span text:style-name="T3">On</text:span><text:span text:style-name="T3"> ne va pas rester là jusqu'à la fin des temps ? Leur avait-elle dit.</text:span></text:p>
        </text:list-item>
        <text:list-item>
          <text:p text:style-name="P105"><text:span text:style-name="T3">Il </text:span><text:span text:style-name="T3">nous faudra bien décider de notre prochaine étape et des moyens pour nous y rendre. </text:span><text:span text:style-name="T3">Elvan essayait de la raisonner en vain.</text:span></text:p>
        </text:list-item>
        <text:list-item>
          <text:p text:style-name="P105"><text:span text:style-name="T3">Nous venons à peine d'arriver ! Prenons le temps de nous reposer, </text:span><text:span text:style-name="T3">de visiter</text:span><text:span text:style-name="T3">. </text:span><text:span text:style-name="T3">Nous pourrons toujours obtenir des renseignements auprès de l'aubergiste ou l'une de ses serveuses. Ne sois pas si timoré ! Leyseen, viendra-tu à la fin ?</text:span><text:span text:style-name="T3"> </text:span></text:p>
        </text:list-item>
        <text:list-item>
          <text:p text:style-name="P100">Elvan, allons-y, nous sommes sorti pour voir le monde, non ? Leyseen regardait son ami avec un petit sourire de connivence pendant qu'Ysaël piaffait d'impatience. </text:p>
        </text:list-item>
      </text:list>
      <text:p text:style-name="P13">Par le sang des prophètes ! Que cette ville est immense ! Une fois au bout il nous faudra pouvoir retourner jusqu’ici !</text:p>
      <text:list xml:id="list1416122031" text:style-name="WW8Num24">
        <text:list-item>
          <text:p text:style-name="P108">Allons jusqu’à la troisième enceinte, proposa Elvan, de là nous devrions apercevoir la mer.</text:p>
        </text:list-item>
      </text:list>
      <text:p text:style-name="P6">En fait, il n’en avait aucune idée, mais le rempart lui semblait, tout à coup, une destination suffisamment ambitieuse pour commencer. Ils ne furent pas déçus.</text:p>
      <text:p text:style-name="P5"><text:span text:style-name="T3">Sur le troisième rempart il y avait des passages où s’étalaient de minuscules échoppes provisoires et où l’on pouvait trouver tout ce qui se fait de plus insolite à T’An-T’Aï. Après avoir été arrêté par six marchands de draperies et de soieries, Ysael fut interpellée encore par une dizaine de bijoutiers et de quincailliers, tous plus accrocheurs les uns que les autres. Mais elle résista. </text:span><text:span text:style-name="T3">Leyseen se réjouissait de la voir retrouver sa bonne humeur habituelle. </text:span><text:span text:style-name="T3">Finalement ils aboutirent sur une petite esplanade, bondée de passants, venus eux aussi admirer la capitale royale. A partir de ce point elle descendait régulièrement jusqu’au port et au-delà la mer intérieure. </text:span></text:p>
      <text:p text:style-name="P13">C’est magnifique !</text:p>
      <text:p text:style-name="P6">Leyseen repensait à toutes ces cartes qu’étalait sans cesse leur censeur. Il avait vu celle de T’An-T’Aï, et il se souvenait maintenant des détails du vieux parchemin ; les trois remparts, le fort à l’ouest, et le palais des «1000 » au-dessus de l’Arsenal… Et là, devant ses yeux s’étalait la plus grande ville d’Annwfn, l’unique cité de Chanseth. L’unique port d’un royaume qui comprenait pourtant plus de 14000 km de côtes. Mais Chanseth était le royaume du désert, et la mer et ses courants froids en étaient en grande partie responsables. Aucun Sethiens n’aimait vraiment la mer. Mais cette ville… Il n’aurait jamais pu croire qu’elle fut aussi grande…</text:p>
      <text:p text:style-name="P13">Et l’arsenal, il est au moins égal au tiers de cette cité… Mais combien sont-ils ?</text:p>
      <text:p text:style-name="P6">Ysael se cala contre son épaule et Elvan s’appuya sur un créneau et contempla la baie. On voyait des navires entrer au port et d’autres, plus rares, prendre le large vers des destinations lointaines comme Panshaw, Llarkno ou plus loin encore : Nihel. Les milliers de mâts rangés côte à côte formaient une forêt dansante au grès des flots mouvants. Ils contemplèrent ainsi la grande baie et la suractivité portuaire de T’An-T’Aï pendant des heures, en silence. Quand leurs rêveries s’effilochèrent c’est pour laisser place aux heures tièdes de la fin d’après-midi. Les derniers rayons déclinants de Krill nimbaient les murailles d’une aura d’or et d’ambre, l’horizon était en feu. Elvan avait les yeux imbibés de larmes de douleur.</text:p>
      <text:p text:style-name="P7">C'est iréel !...</text:p>
      <text:p text:style-name="P5"><text:span text:style-name="T3">Le retour jusqu’à la taverne « du Bon prophète » fût silencieux, encore plein des émerveillements de la journée. La ville battait encore d’un cœur puissant, et les ruelles ocres étaient remplies de clameurs et de passants. Un groupe de soldats passa non loin des trois jeunes gens, se frayant avec peine un passage dans cette mer humaine. Leysseen avait déjà repéré les uniformes ternes et gris constellés de poussière qui ne se déplaçaient jamais à moins de cinq. Tous les visages semblaient identiques, carrés, gris, cheveux ras avec pour signe de ralliement un fin bandeau d’acier autour du front, </text:span><text:span text:style-name="T3">au-dessus de l'opale noire</text:span><text:span text:style-name="T3">. Il voyait dans leurs yeux ce qu’il avait déjà vu chez ceux du désert. Ce qu’il avait d’abord pris pour de l’absence, était, il en était certain maintenant, une froide concentration, une conscience aiguisée à l’extrême. </text:span><text:span text:style-name="T6">S'il faut prendre une vie, ils</text:span><text:span text:style-name="T6"> n'hésiteraient pas. Ils n'en n'ont pas le pouvoir.</text:span><text:span text:style-name="T3"> C’était comme si ces yeux pouvaient voir, au-delà des dunes, au-delà des apparences calmes et infinies, ce que le désert recelait en fait de mirages et de faux-semblants.</text:span></text:p>
      <text:p text:style-name="P6">L’odeur âcre et forte des fumées mélangée aux volutes lourdes émanant des cuisines agressa nos trois voyageurs à leur entrée dans l’auberge. Ysaël fût bousculée par une serveuse pressée qui balbutia des excuses sans s’arrêter. Elvan choisit un carré de table encore libre et fit signe à ses amis de s’asseoir. Ils commandèrent, non sans hésiter, une bierre et du lard fumé. Le bruit sans être assourdissant était quand même bien au-dessus <text:soft-page-break/>des normes auxquelles les jeunes avaient été habituées. Silencieux, leurs regards courraient de tables en tables, de rires en éclats de voix. Tout était source d'émerveillement, de curiosité et leur esprit en éveil tentait d'enregistrer les moindres détails, qui une expression type, qui une accolade ou encore des nouvelles venues du port et au-delà des autres royaumes...</text:p>
      <text:p text:style-name="P6">Où va-t-on aller ? Que va-t-on faire maintenant ?...</text:p>
      <text:p text:style-name="P6">Comme pour répondre aux questions d'Elvan, Leyseen rompit le premier le silence.</text:p>
      <text:list xml:id="list319839670" text:style-name="L31">
        <text:list-item>
          <text:p text:style-name="P101">Il va nous falloir travailler.</text:p>
        </text:list-item>
        <text:list-item>
          <text:p text:style-name="P101">Tu as déjà une idée ? Lui demanda Ysaël.</text:p>
          <text:p text:style-name="P102">Pas la moindre...</text:p>
        </text:list-item>
        <text:list-item>
          <text:p text:style-name="P101">Je pensais que nous irions à Panshaw. La réflexion d'Elvan vola au secours de Leyseen qui renchérit.</text:p>
        </text:list-item>
        <text:list-item>
          <text:p text:style-name="P101">Le climat là bas est plus doux qu'ici et vous êtes tous les deux originaires de « la terre du milieu »...</text:p>
        </text:list-item>
        <text:list-item>
          <text:p text:style-name="P101">Je ne sais pas si nous avons assez d'argent pour nous y rendre ? Ysaël avait baissé la voix en évoquant leur pécule. Leyseen interpella une serveuse.</text:p>
        </text:list-item>
        <text:list-item>
          <text:p text:style-name="P101">Combien de jours pour aller à Panshaw, mademoiselle ?</text:p>
        </text:list-item>
        <text:list-item>
          <text:p text:style-name="P101">Une quinzaine, je crois... Elle repartit aussitôt, non sans avoir lancé un regard charmeur au ténébreux Leyseen qui grimaça un sourire gêné. Ysaël le fit disparaître d'un coup de coude.</text:p>
        </text:list-item>
        <text:list-item>
          <text:p text:style-name="P101">Te gêne pas surtout ! Demande lui à quelle heure elle finit pendant qu'on y est !</text:p>
        </text:list-item>
        <text:list-item>
          <text:p text:style-name="P101">Je... Mais...</text:p>
        </text:list-item>
        <text:list-item>
          <text:p text:style-name="P101">C'est toujours pareil avec vous les hommes. Il suffit qu'une jolie paire de seins vous tourne autour et vous perdez tout sens critique.</text:p>
        </text:list-item>
        <text:list-item>
          <text:p text:style-name="P101">Et vous les femmes, pour que vous perdiez tout sens de l'humour et de la mesure. Elvan éclata de rire devant la répartie de son ami et la moue dédaigneuse de sa soeur. Il se reprit et ajouta :</text:p>
        </text:list-item>
        <text:list-item>
          <text:p text:style-name="P101">Je ne sais pas très bien encore ce que je peux faire, ou ne pas faire. Mais j'ai envie de voir un peu plus le monde. Profitons d'une caravane qui se rendrait à Panshaw. Nous savons déjà comment nous y impliquer, avec un peu de chance, non seulement nous ne dépenseront pas plus, mais nous pourrions bien gagner un peu d'argent. <text:span text:style-name="T10">Avec beaucoup de chance... </text:span></text:p>
        </text:list-item>
        <text:list-item>
          <text:p text:style-name="P103">Vous pensez à eux ? La question d'Ysaël les pris au dépourvu.</text:p>
        </text:list-item>
        <text:list-item>
          <text:p text:style-name="P103">Certains soirs j'y pense. Mais c'est comme si c'était il y a longtemps. Je... Vous croyez qu'on va les oublier ? Leyseen vola à son secours.</text:p>
        </text:list-item>
        <text:list-item>
          <text:p text:style-name="P103">Ysaël, il n'est pas question de les oublier !</text:p>
        </text:list-item>
        <text:list-item>
          <text:p text:style-name="P103">C'est normal de ne pas trop y penser. Enfin, je crois. Dit Elvan.</text:p>
          <text:p text:style-name="P101">Leur conversation fut interrompue par l'arrivée d'un homme d'une quarantaine portant l'opale rouge. <text:span text:style-name="T10">Un prêtre...</text:span> </text:p>
        </text:list-item>
        <text:list-item>
          <text:p text:style-name="P101">Puis-je m'asseoir à votre table, jeunes gens ? Le ton était affable, la voix traînante avec un léger accent chantant. <text:s/>En guise de réponse les trois jeunes eurent un haussement d'épaule commun.</text:p>
        </text:list-item>
        <text:list-item>
          <text:p text:style-name="P101">Vous venez d'arriver ici ? Vous semblez un peu perdu... </text:p>
          <text:p text:style-name="P101">Devant l'opale rouge autant que l'amabilité du prêtre-urbain les trois amis se détendirent et une fois encore Elvan pris la parole en premier.</text:p>
        </text:list-item>
        <text:list-item>
          <text:p text:style-name="P101">Nous sommes de passage et c'est effectivement la première fois que nous voyons cette cité. Peut-être pourriez-vous nous aider à mieux comprendre son fonctionnement.</text:p>
        </text:list-item>
        <text:list-item>
          <text:p text:style-name="P101">Avec plaisir ! Dites moi, que voulez-vous savoir ? Les trois amis avaient été éduqués pendant plus de quinze ans dans le respect des croyances et même au-delà dans la foi d'Eù. Le clergé baferiste ne leur était pas étranger et le rôle de guide, de conseiller ou simplement d'oreille attentive des prêtres leur avait été longuement expliqué par les frères-parents. Rassurés et ravis de cette aubaine, nos jeunes voyageurs dévorèrent de question le prêtre qu'ils apprirent à connaître sous le nom de M'Alvean. Lui même était Sethien d'origine et depuis cinq ans prêtre urbain du quartier « des boutiquiers », ici à T'An-T'Aï.</text:p>
        </text:list-item>
        <text:list-item>
          <text:p text:style-name="P101"><text:soft-page-break/>Nous sommes douze prêtres-urbains répartis sur les différents quartiers de la ville. Nous dépendons tous de trois exorcistes qui eux-mêmes sont sous la sage direction du Grand exorciste de Chanseth. M 'Alvean <text:s/>semblait s'enorgueillir de côtoyer ainsi l'un des plus grand sage des royaumes.</text:p>
        </text:list-item>
        <text:list-item>
          <text:p text:style-name="P101">La voix d'Eù semble bien écoutée à Chanseth ? La question n'était pas franche de la part de Leyseen.</text:p>
        </text:list-item>
        <text:list-item>
          <text:p text:style-name="P101">Oui ! L'enthousiasme de M'Alvean redoubla. Je crois pouvoir dire que plus de quatre cinquième de la population de la cité porte l'opale noire.</text:p>
        </text:list-item>
        <text:list-item>
          <text:p text:style-name="P101">Et dans les autres Thégérits ? M'Alvean sembla troublé l'espace d'un instant par la question du jeune homme. Leyssen ajouta :</text:p>
        </text:list-item>
        <text:list-item>
          <text:p text:style-name="P101">Je vous demande, parce que nous arrivons d'une caravane du désert et je ne crois pas avoir vu plus de deux ou trois opales. Le prêtre passa nerveusement la langue sur sa lèvre supérieure.</text:p>
        </text:list-item>
        <text:list-item>
          <text:p text:style-name="P101">Les statistiques sont faussées... Les Thégérits sont pour la grande majorité convertis, mais ils ne portent que rarement l'opale. Mais chaque Thégérit accueille un prêtre-paysan. Au moins un... Sa voix avait fini en murmure et il semblait plonger dans ses pensées. <text:span text:style-name="T10">Qu'est-ce que tu ne nous dis pas prêtre ?</text:span> Leyseen l'observait attentivement. </text:p>
        </text:list-item>
        <text:list-item>
          <text:p text:style-name="P101">Si le prophète était à nouveau parmi nous, il en serait autrement... Ses paroles étaient arrivées doucement, comme sorties d'un rêve. Une pensée émise à voix basse, presque un souhait inaudible <text:s/>mais qui fixa toute l'attention d'Elvan, comme frappé par un fouet. Les trois amis étaient figés dans l'attente d'une suite. Aucun d'eux n'osaient intervenir, poser une question, ou simplement relancer la conversation de peur que les confidences de M'Alvean ne s'arrètent. Celui-ci se reprit et en se raclant la gorge il se leva.</text:p>
        </text:list-item>
        <text:list-item>
          <text:p text:style-name="P101">Je vous remercie chers amis de cette agréable compagnie. J'espère que votre route sera bonne. Oubliez ce que je viens de dire. Ce sont les élucubrations d'un idéaliste. Elvan se leva aussitôt, il ne pouvait pas le laisser partir. <text:span text:style-name="T10">Pas comme ça ! Pas après ça ! Eù ! Il m'en faut plus...</text:span></text:p>
        </text:list-item>
        <text:list-item>
          <text:p text:style-name="P101">Restez !... Le prophète, Ob-Nekobby ? C'est de lui dont vous parliez, c'est ça ? Pourquoi...</text:p>
        </text:list-item>
        <text:list-item>
          <text:p text:style-name="P101">Oui, mais rien. Nous ne sommes pas autorisés à en parler avec... Ce n'est rien, je vous assure. Oubliez ces remarques idiotes. Il y a longtemps qu'il s'est retiré. Il est peut-être mort à l'heure qu'il est. Son rire timide sonna faux. Il balbutia encore quelques excuses, prononça des voeux et une bénédiction et se retira en laissant Elvan pantois. Leyseen était tout aussi surpris que son ami de cette sortie précipitée. Décidément, l'église n'est pas prête de me convaincre. <text:span text:style-name="T10">Pourquoi faut-il toujours qu'ils s'entourent de mystères, </text:span><text:span text:style-name="T10">de … fadaises !</text:span> Il regarda Elvan et crut voir en lui de la détresse. <text:span text:style-name="T10">Je t'en prie, pas toi ! Tu vaux mieux que ça.</text:span></text:p>
        </text:list-item>
        <text:list-item>
          <text:p text:style-name="P101">Elvan, ça va ? T'en fais pas pour ça...</text:p>
        </text:list-item>
        <text:list-item>
          <text:p text:style-name="P101">Leyseen, je connais ton point de vue sur tout ça. Nous ne sommes pas d'accord. Je ne t'en tiens pas rigueur, mais laisse moi juger de qui est important pour moi. Ysaël se leva à son tour et ajouta à l'encontre de Leyseen.</text:p>
        </text:list-item>
        <text:list-item>
          <text:p text:style-name="P101">Je vais me coucher. Tu viens ? Après une brève hésitation, le jeune homme se leva, posa une main sur l'épaule d'Elvan en passant et suivit le doux parfum de caramel qui montait vers leur chambre. Elvan resta dans la salle commune plongé dans des pensées confuses. Ob-Nekoby... S'il était encore en vie. Bien-sûr ! Son départ de la scène publique... C'était quand déjà ? Huit ou dix ans ? Le grand maître et lui avait eu une longue conversation à cette époque sur les implications du refus de rester dans le clergé régulier et du départ du dernier disciple de Sulca. Le cherchent-ils ? Savent-ils seulement où il est ?... Ces pensées vagabondent durèrent tard dans la soirée. Quand il se décida à aller se coucher, la salle était presque vide. Ça et là quelques retardataires traînaient leur ivresse et leur solitude au fond de pichets vinassés.</text:p>
          <text:p text:style-name="P101">…</text:p>
          <text:p text:style-name="P101">L'ombre pénétra dans la demeure par une porte dérobée. Elle suivit un petit couloir faiblement éclairé, passa cinq portes et grimpa vingt-et-une marches avant de tirer un levier que dissimulait une torche éteinte. Le pan de mur se déroba pour donner sur un bureau cossu richement orné. <text:span text:style-name="T10">Un peu trop ostentatoire</text:span> se dit l'ombre.</text:p>
        </text:list-item>
        <text:list-item>
          <text:p text:style-name="P101">Alors ? L'homme qui venait de parler était assis sur un large fauteuil en cuir. Il tournait les pages d'un petit livre avec ses doigts remplis de bagues. Agé d'une soixantaine au moins, le teint était olivatre et les traits tirés. Au fond d'orbites profondes deux petits yeux extrêmement clairs scrutaient le nouveau venu. La voix était profonde et grave d'une surprenante douceur comparée au regard d'acier qu'il dardait sur l'homme qui défit son capuchon avant de dire :</text:p>
        </text:list-item>
        <text:list-item>
          <text:p text:style-name="P101"><text:soft-page-break/>C'est fait. Comme il nous l'avait dit, le simple fait d'évoquer son nom et il s'est enflammé. Je suis prêt à parier que dans les jours qui suivent il se rendra à Panshaw pour en savoir plus.</text:p>
        </text:list-item>
        <text:list-item>
          <text:p text:style-name="P101">Ne croyez-vous pas qu'il cherchera à vous retrouver ? Pour vous poser quelques questions.</text:p>
        </text:list-item>
        <text:list-item>
          <text:p text:style-name="P101">C'est possible. La question sembla le laisser songeur, puis il ajouta : </text:p>
        </text:list-item>
        <text:list-item>
          <text:p text:style-name="P101">je fais surveiller les caravanes en partance pour Panshaw. S'il s'en approche je le saurai...</text:p>
        </text:list-item>
        <text:list-item>
          <text:p text:style-name="P101">Et vous m'en informerez. Les autres ?</text:p>
        </text:list-item>
        <text:list-item>
          <text:p text:style-name="P101">Ils le suivront je pense. Le garçon est retors mais il suivra.</text:p>
        </text:list-item>
        <text:list-item>
          <text:p text:style-name="P101">Bien. <text:span text:style-name="T10">Des ennuis en perspectives, j'en fais le pari... Je pressens d'autres forces. Attendons...</text:span>Vous pouvez y aller, restez extrêmement discret et n'hésitez pas à le protéger... de lui même s'il le faut.</text:p>
          <text:p text:style-name="P101">M'Alvean salua son supérieur et reparti par le même chemin qu'à son arrivé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itstream Vera Sans" svg:font-family="'Bitstream Vera Sans', 'Arial Unicode MS'"/>
    <style:font-face style:name="Bitstream Vera Serif" svg:font-family="'Bitstream Vera Serif', 'Arial Unicode MS'"/>
    <style:font-face style:name="OpenSymbol1" svg:font-family="OpenSymbol"/>
    <style:font-face style:name="OpenSymbol" svg:font-family="OpenSymbol, 'Arial Unicode MS'"/>
    <style:font-face style:name="Courier New" svg:font-family="'Courier New'" style:font-family-generic="modern"/>
    <style:font-face style:name="DejaVu Sans1" svg:font-family="'DejaVu Sans'" style:font-pitch="variable"/>
    <style:font-face style:name="Cheltenhm BT" svg:font-family="'Cheltenhm BT', 'Arial Unicode MS'" style:font-family-generic="roman" style:font-pitch="variable"/>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fr" fo:country="FR"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left="0cm" fo:margin-right="0cm" fo:text-align="justify" style:justify-single-word="false" fo:text-indent="0.501cm" style:auto-text-indent="false"/>
      <style:text-properties style:font-name="Cheltenhm BT" fo:font-size="11pt" style:font-size-asian="11pt"/>
    </style:style>
    <style:style style:name="List" style:family="paragraph" style:parent-style-name="Text_20_body" style:class="list">
      <style:text-properties style:font-name="Bitstream Vera Serif"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name-complex="Tahoma"/>
    </style:style>
    <style:style style:name="Heading_20_1" style:display-name="Heading 1" style:family="paragraph" style:parent-style-name="Standard" style:next-style-name="Standard" style:default-outline-level="1" style:class="text">
      <style:paragraph-properties fo:margin-left="0.101cm" fo:margin-right="0.101cm" fo:margin-top="0.101cm" fo:margin-bottom="0.101cm" fo:text-align="center" style:justify-single-word="false" fo:text-indent="0cm" style:auto-text-indent="false" fo:keep-with-next="always"/>
      <style:text-properties fo:font-size="12pt" fo:font-weight="bold" style:letter-kerning="true" style:font-size-asian="12pt" style:font-weight-asian="bold" style:font-size-complex="12pt"/>
    </style:style>
    <style:style style:name="Titre1" style:family="paragraph" style:parent-style-name="Standard" style:next-style-name="Text_20_body">
      <style:paragraph-properties fo:margin-top="0.423cm" fo:margin-bottom="0.212cm" fo:keep-with-next="always"/>
      <style:text-properties style:font-name="Bitstream Vera Sans"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8.001cm"/>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égende1" style:family="paragraph" style:parent-style-name="Standard">
      <style:paragraph-properties fo:margin-top="0.212cm" fo:margin-bottom="0.212cm" text:number-lines="false" text:line-number="0"/>
      <style:text-properties style:font-name="Bitstream Vera Serif" fo:font-size="10pt" fo:font-style="italic" style:font-size-asian="10pt" style:font-style-asian="italic" style:font-name-complex="Tahoma" style:font-size-complex="10pt" style:font-style-complex="italic"/>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style:style>
    <style:style style:name="Dialogue" style:family="paragraph" style:parent-style-name="Text_20_body">
      <style:paragraph-properties fo:margin-left="0cm" fo:margin-right="0cm" fo:text-indent="0cm" style:auto-text-indent="false"/>
      <style:text-properties style:font-name="Times New Roman" fo:font-size="10pt" style:font-size-asian="10pt"/>
    </style:style>
    <style:style style:name="Pensées" style:family="paragraph" style:parent-style-name="Text_20_body">
      <style:text-properties fo:font-style="italic" style:font-style-asian="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WW8Num2z0" style:family="text">
      <style:text-properties style:font-name="Times New Roman"/>
    </style:style>
    <style:style style:name="WW8Num3z0" style:family="text">
      <style:text-properties style:font-name="Times New Roman"/>
    </style:style>
    <style:style style:name="WW8Num4z0" style:family="text">
      <style:text-properties style:font-name="Times New Roman"/>
    </style:style>
    <style:style style:name="WW8Num5z0" style:family="text">
      <style:text-properties style:font-name="Symbol" style:font-name-complex="OpenSymbol"/>
    </style:style>
    <style:style style:name="WW8Num6z0" style:family="text">
      <style:text-properties style:font-name="Symbol" style:font-name-complex="OpenSymbol"/>
    </style:style>
    <style:style style:name="WW8Num7z0" style:family="text">
      <style:text-properties style:font-name="Symbol" style:font-name-complex="OpenSymbol"/>
    </style:style>
    <style:style style:name="WW8Num8z0" style:family="text">
      <style:text-properties style:font-name="Symbol" style:font-name-complex="OpenSymbol"/>
    </style:style>
    <style:style style:name="WW8Num9z0" style:family="text">
      <style:text-properties style:font-name="Symbol" style:font-name-complex="OpenSymbol"/>
    </style:style>
    <style:style style:name="WW8Num10z0" style:family="text">
      <style:text-properties style:font-name="Symbol" style:font-name-complex="OpenSymbol"/>
    </style:style>
    <style:style style:name="WW8Num11z0" style:family="text">
      <style:text-properties style:font-name="Symbol" style:font-name-complex="OpenSymbol"/>
    </style:style>
    <style:style style:name="WW8Num12z0" style:family="text">
      <style:text-properties style:font-name="Symbol" style:font-name-complex="OpenSymbol"/>
    </style:style>
    <style:style style:name="WW8Num13z0" style:family="text">
      <style:text-properties style:font-name="Symbol" style:font-name-complex="OpenSymbol"/>
    </style:style>
    <style:style style:name="WW8Num14z0" style:family="text">
      <style:text-properties style:font-name="Symbol" style:font-name-complex="OpenSymbol"/>
    </style:style>
    <style:style style:name="WW8Num15z0" style:family="text">
      <style:text-properties style:font-name="Symbol" style:font-name-complex="OpenSymbol"/>
    </style:style>
    <style:style style:name="WW8Num16z0" style:family="text">
      <style:text-properties style:font-name="Symbol" style:font-name-complex="OpenSymbol"/>
    </style:style>
    <style:style style:name="WW8Num17z0" style:family="text">
      <style:text-properties style:font-name="Symbol" style:font-name-complex="OpenSymbol"/>
    </style:style>
    <style:style style:name="WW8Num18z0" style:family="text">
      <style:text-properties style:font-name="Symbol" style:font-name-complex="OpenSymbol"/>
    </style:style>
    <style:style style:name="WW8Num19z0" style:family="text">
      <style:text-properties style:font-name="Times New Roman" style:font-name-asian="Times New Roman" style:font-name-complex="Times New Roman"/>
    </style:style>
    <style:style style:name="WW8Num20z0" style:family="text">
      <style:text-properties style:font-name="Symbol1" style:font-name-complex="OpenSymbol"/>
    </style:style>
    <style:style style:name="WW8Num21z0" style:family="text">
      <style:text-properties style:font-name="Symbol1" style:font-name-complex="OpenSymbol"/>
    </style:style>
    <style:style style:name="WW8Num22z0" style:family="text">
      <style:text-properties style:font-name="Symbol1" style:font-name-complex="OpenSymbol"/>
    </style:style>
    <style:style style:name="WW8Num23z0" style:family="text">
      <style:text-properties style:font-name="Symbol1" style:font-name-complex="OpenSymbol"/>
    </style:style>
    <style:style style:name="WW8Num24z0" style:family="text">
      <style:text-properties style:font-name="Symbol1" style:font-name-complex="OpenSymbol"/>
    </style:style>
    <style:style style:name="Absatz-Standardschriftart" style:family="text"/>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Police_20_par_20_défaut1" style:display-name="Police par défaut1" style:family="text"/>
    <style:style style:name="Internet_20_link" style:display-name="Internet link" style:family="text" style:parent-style-name="Police_20_par_20_défaut1">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1">
      <style:text-properties fo:color="#800080" style:text-underline-style="solid" style:text-underline-width="auto" style:text-underline-color="font-color"/>
    </style:style>
    <style:style style:name="WW-Absatz-Standardschriftart" style:family="text"/>
    <style:style style:name="WW8Num1z0"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text:list-tab-stop-position="0.736cm" fo:text-indent="-0.635cm" fo:margin-left="0.736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2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2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2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2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2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9.7cm" fo:page-height="21.001cm" style:num-format="1" style:print-orientation="landscape" fo:margin-top="1.501cm" fo:margin-bottom="1.501cm" fo:margin-left="2cm" fo:margin-right="2cm" style:writing-mode="lr-tb" style:layout-grid-color="#c0c0c0" style:layout-grid-lines="2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columns fo:column-count="2" fo:column-gap="0.399cm">
          <style:column-sep style:width="0.002cm" style:color="#000000" style:height="100%" style:style="solid"/>
          <style:column style:rel-width="32767*" fo:start-indent="0cm" fo:end-indent="0.199cm"/>
          <style:column style:rel-width="32768*" fo:start-indent="0.199cm" fo:end-indent="0cm"/>
        </style:columns>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401cm" style:dynamic-spacing="true"/>
      </style:header-style>
      <style:footer-style>
        <style:header-footer-properties fo:min-height="1.499cm" fo:margin-left="0cm" fo:margin-right="0cm" fo:margin-top="1.401cm" style:dynamic-spacing="true"/>
      </style:footer-style>
    </style:page-layout>
    <style:page-layout style:name="Mpm2">
      <style:page-layout-properties fo:page-width="29.7cm" fo:page-height="21.001cm" style:num-format="1" style:print-orientation="landscape" fo:margin-top="3cm" fo:margin-bottom="3cm" fo:margin-left="2cm" fo:margin-right="2cm" style:writing-mode="lr-tb" style:layout-grid-color="#c0c0c0" style:layout-grid-lines="2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columns fo:column-count="2" fo:column-gap="0.399cm">
          <style:column-sep style:width="0.002cm" style:color="#000000" style:height="100%" style:style="solid"/>
          <style:column style:rel-width="32767*" fo:start-indent="0cm" fo:end-indent="0.199cm"/>
          <style:column style:rel-width="32768*" fo:start-indent="0.199cm" fo:end-indent="0cm"/>
        </style:columns>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rre d’abîmes</text:p>
      </style:header>
      <style:footer>
        <text:p text:style-name="MP2">- <text:page-number text:select-page="current">23</text:page-number> -</text:p>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 lourd soleil d’ambre, embrassait le désert de Chanseth</dc:title>
    <dc:subject>Annwfn</dc:subject>
    <meta:keyword>Annwfn; Panshaw; Darsh</meta:keyword>
    <meta:keyword>Elvan</meta:keyword>
    <meta:initial-creator>DOUDIES</meta:initial-creator>
    <meta:creation-date>1998-03-27T17:40:00</meta:creation-date>
    <dc:creator>Laurent Doudiès</dc:creator>
    <dc:date>2011-10-26T16:19:00</dc:date>
    <meta:print-date>2011-07-03T18:57:23</meta:print-date>
    <meta:editing-cycles>24</meta:editing-cycles>
    <meta:editing-duration>PT17H32M16S</meta:editing-duration>
    <meta:generator>LibreOffice/3.4$Linux LibreOffice_project/340m1$Build-302</meta:generator>
    <meta:printed-by>Doudiès Laurent</meta:printed-by>
    <meta:document-statistic meta:table-count="0" meta:image-count="0" meta:object-count="0" meta:page-count="23" meta:paragraph-count="433" meta:word-count="15571" meta:character-count="91781" meta:non-whitespace-character-count="7679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2" VL:comment="Titrage - ajout de la scène du dragon - modification de la scène des légats" VL:creator="Doudiès Laurent" dc:date-time="2011-07-02T17:47:21"/>
  <VL:version-entry VL:title="Version1" VL:comment="Ajout d'une fin de chapître plus énigmatique au chapître &quot;T'An-T'Aï&quot;" VL:creator="Doudiès Laurent" dc:date-time="2011-07-03T18:06:07"/>
</VL:version-list>
</file>